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453in"/>
    </style:style>
    <style:style style:name="co2" style:family="table-column">
      <style:table-column-properties fo:break-before="auto" style:column-width="1.0146in"/>
    </style:style>
    <style:style style:name="co3" style:family="table-column">
      <style:table-column-properties fo:break-before="auto" style:column-width="2.2953in"/>
    </style:style>
    <style:style style:name="co4" style:family="table-column">
      <style:table-column-properties fo:break-before="auto" style:column-width="0.551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6.4705in" svg:y="2.1646in">
            <draw:object draw:notify-on-update-of-ranges="Sheet1.A14:Sheet1.A513 Sheet1.B13:Sheet1.B13 Sheet1.B14:Sheet1.B513 Sheet1.A14:Sheet1.A513 Sheet1.C13:Sheet1.C13 Sheet1.C14:Sheet1.C5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Dataset name: data/vowel.arff</text:p>
          </table:table-cell>
          <table:table-cell table:number-columns-repeated="3"/>
        </table:table-row>
        <table:table-row table:style-name="ro1">
          <table:table-cell office:value-type="string">
            <text:p>Number of instances: 990</text:p>
          </table:table-cell>
          <table:table-cell table:number-columns-repeated="3"/>
        </table:table-row>
        <table:table-row table:style-name="ro1">
          <table:table-cell office:value-type="string">
            <text:p>Number of attributes: 11</text:p>
          </table:table-cell>
          <table:table-cell table:number-columns-repeated="3"/>
        </table:table-row>
        <table:table-row table:style-name="ro1">
          <table:table-cell office:value-type="string">
            <text:p>Learning algorithm: neuralnet</text:p>
          </table:table-cell>
          <table:table-cell table:number-columns-repeated="3"/>
        </table:table-row>
        <table:table-row table:style-name="ro1">
          <table:table-cell office:value-type="string">
            <text:p>Evaluation method: random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alculating accuracy on a random hold-out set...</text:p>
          </table:table-cell>
          <table:table-cell table:number-columns-repeated="3"/>
        </table:table-row>
        <table:table-row table:style-name="ro1">
          <table:table-cell office:value-type="string">
            <text:p>Percentage used for training: 0.75</text:p>
          </table:table-cell>
          <table:table-cell table:number-columns-repeated="3"/>
        </table:table-row>
        <table:table-row table:style-name="ro1">
          <table:table-cell office:value-type="string">
            <text:p>Percentage used for testing: 0.25</text:p>
          </table:table-cell>
          <table:table-cell table:number-columns-repeated="3"/>
        </table:table-row>
        <table:table-row table:style-name="ro1">
          <table:table-cell office:value-type="string">
            <text:p>input</text:p>
          </table:table-cell>
          <table:table-cell office:value-type="string">
            <text:p><text:s/>hidden</text:p>
          </table:table-cell>
          <table:table-cell office:value-type="string">
            <text:p><text:s/>hidden layers</text:p>
          </table:table-cell>
          <table:table-cell office:value-type="string">
            <text:p><text:s/>outpu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Epochs</text:p>
          </table:table-cell>
          <table:table-cell office:value-type="string">
            <text:p><text:s/>Training MSE</text:p>
          </table:table-cell>
          <table:table-cell office:value-type="string">
            <text:p><text:s/>Validation Classification Accuracy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7194033165517">
            <text:p>0.9719403317</text:p>
          </table:table-cell>
          <table:table-cell office:value-type="float" office:value="0.209677419354839">
            <text:p>0.209677419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47996253178144">
            <text:p>0.8479962532</text:p>
          </table:table-cell>
          <table:table-cell office:value-type="float" office:value="0.32258064516129">
            <text:p>0.322580645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87223119582598">
            <text:p>0.7872231196</text:p>
          </table:table-cell>
          <table:table-cell office:value-type="float" office:value="0.32258064516129">
            <text:p>0.322580645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43435782613256">
            <text:p>0.7434357826</text:p>
          </table:table-cell>
          <table:table-cell office:value-type="float" office:value="0.362903225806452">
            <text:p>0.362903225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686939367878651">
            <text:p>0.6869393679</text:p>
          </table:table-cell>
          <table:table-cell office:value-type="float" office:value="0.383064516129032">
            <text:p>0.383064516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667367676012937">
            <text:p>0.667367676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44427251225037">
            <text:p>0.6444272512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620079427735731">
            <text:p>0.6200794277</text:p>
          </table:table-cell>
          <table:table-cell office:value-type="float" office:value="0.383064516129032">
            <text:p>0.383064516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599951533064754">
            <text:p>0.5999515331</text:p>
          </table:table-cell>
          <table:table-cell office:value-type="float" office:value="0.439516129032258">
            <text:p>0.43951612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601675411649196">
            <text:p>0.6016754116</text:p>
          </table:table-cell>
          <table:table-cell office:value-type="float" office:value="0.467741935483871">
            <text:p>0.467741935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603028678909833">
            <text:p>0.6030286789</text:p>
          </table:table-cell>
          <table:table-cell office:value-type="float" office:value="0.451612903225806">
            <text:p>0.451612903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558771693272438">
            <text:p>0.5587716933</text:p>
          </table:table-cell>
          <table:table-cell office:value-type="float" office:value="0.528225806451613">
            <text:p>0.528225806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555120707985797">
            <text:p>0.555120708</text:p>
          </table:table-cell>
          <table:table-cell office:value-type="float" office:value="0.471774193548387">
            <text:p>0.4717741935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526337426147647">
            <text:p>0.5263374261</text:p>
          </table:table-cell>
          <table:table-cell office:value-type="float" office:value="0.556451612903226">
            <text:p>0.55645161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527928148337695">
            <text:p>0.5279281483</text:p>
          </table:table-cell>
          <table:table-cell office:value-type="float" office:value="0.556451612903226">
            <text:p>0.5564516129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509529897108241">
            <text:p>0.5095298971</text:p>
          </table:table-cell>
          <table:table-cell office:value-type="float" office:value="0.584677419354839">
            <text:p>0.584677419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495700634577676">
            <text:p>0.4957006346</text:p>
          </table:table-cell>
          <table:table-cell office:value-type="float" office:value="0.592741935483871">
            <text:p>0.592741935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494276142788072">
            <text:p>0.4942761428</text:p>
          </table:table-cell>
          <table:table-cell office:value-type="float" office:value="0.588709677419355">
            <text:p>0.588709677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467784976031317">
            <text:p>0.467784976</text:p>
          </table:table-cell>
          <table:table-cell office:value-type="float" office:value="0.592741935483871">
            <text:p>0.592741935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4736946360229">
            <text:p>0.473694636</text:p>
          </table:table-cell>
          <table:table-cell office:value-type="float" office:value="0.596774193548387">
            <text:p>0.5967741935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488315283561285">
            <text:p>0.4883152836</text:p>
          </table:table-cell>
          <table:table-cell office:value-type="float" office:value="0.612903225806452">
            <text:p>0.6129032258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436461041782358">
            <text:p>0.4364610418</text:p>
          </table:table-cell>
          <table:table-cell office:value-type="float" office:value="0.612903225806452">
            <text:p>0.6129032258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403212679034998">
            <text:p>0.403212679</text:p>
          </table:table-cell>
          <table:table-cell office:value-type="float" office:value="0.600806451612903">
            <text:p>0.6008064516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424883319854719">
            <text:p>0.4248833199</text:p>
          </table:table-cell>
          <table:table-cell office:value-type="float" office:value="0.596774193548387">
            <text:p>0.5967741935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429764621519577">
            <text:p>0.4297646215</text:p>
          </table:table-cell>
          <table:table-cell office:value-type="float" office:value="0.620967741935484">
            <text:p>0.6209677419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438346457806083">
            <text:p>0.4383464578</text:p>
          </table:table-cell>
          <table:table-cell office:value-type="float" office:value="0.620967741935484">
            <text:p>0.620967741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454920141811602">
            <text:p>0.4549201418</text:p>
          </table:table-cell>
          <table:table-cell office:value-type="float" office:value="0.576612903225807">
            <text:p>0.5766129032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484627156211302">
            <text:p>0.4846271562</text:p>
          </table:table-cell>
          <table:table-cell office:value-type="float" office:value="0.588709677419355">
            <text:p>0.5887096774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499071174012961">
            <text:p>0.499071174</text:p>
          </table:table-cell>
          <table:table-cell office:value-type="float" office:value="0.57258064516129">
            <text:p>0.572580645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519303737052131">
            <text:p>0.5193037371</text:p>
          </table:table-cell>
          <table:table-cell office:value-type="float" office:value="0.568548387096774">
            <text:p>0.568548387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518780715229051">
            <text:p>0.5187807152</text:p>
          </table:table-cell>
          <table:table-cell office:value-type="float" office:value="0.576612903225807">
            <text:p>0.5766129032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505481956423991">
            <text:p>0.5054819564</text:p>
          </table:table-cell>
          <table:table-cell office:value-type="float" office:value="0.620967741935484">
            <text:p>0.6209677419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473582706134077">
            <text:p>0.4735827061</text:p>
          </table:table-cell>
          <table:table-cell office:value-type="float" office:value="0.637096774193548">
            <text:p>0.6370967742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521739034716659">
            <text:p>0.5217390347</text:p>
          </table:table-cell>
          <table:table-cell office:value-type="float" office:value="0.67741935483871">
            <text:p>0.6774193548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571308301565053">
            <text:p>0.5713083016</text:p>
          </table:table-cell>
          <table:table-cell office:value-type="float" office:value="0.604838709677419">
            <text:p>0.6048387097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551837032062074">
            <text:p>0.5518370321</text:p>
          </table:table-cell>
          <table:table-cell office:value-type="float" office:value="0.564516129032258">
            <text:p>0.5645161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608545254725695">
            <text:p>0.6085452547</text:p>
          </table:table-cell>
          <table:table-cell office:value-type="float" office:value="0.616935483870968">
            <text:p>0.6169354839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621161124513489">
            <text:p>0.6211611245</text:p>
          </table:table-cell>
          <table:table-cell office:value-type="float" office:value="0.544354838709677">
            <text:p>0.544354838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561967867526503">
            <text:p>0.5619678675</text:p>
          </table:table-cell>
          <table:table-cell office:value-type="float" office:value="0.548387096774194">
            <text:p>0.548387096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515663073367452">
            <text:p>0.5156630734</text:p>
          </table:table-cell>
          <table:table-cell office:value-type="float" office:value="0.616935483870968">
            <text:p>0.6169354839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493598384426898">
            <text:p>0.4935983844</text:p>
          </table:table-cell>
          <table:table-cell office:value-type="float" office:value="0.608870967741936">
            <text:p>0.6088709677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504827207369228">
            <text:p>0.5048272074</text:p>
          </table:table-cell>
          <table:table-cell office:value-type="float" office:value="0.629032258064516">
            <text:p>0.6290322581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468094476726796">
            <text:p>0.4680944767</text:p>
          </table:table-cell>
          <table:table-cell office:value-type="float" office:value="0.600806451612903">
            <text:p>0.6008064516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550384717377321">
            <text:p>0.5503847174</text:p>
          </table:table-cell>
          <table:table-cell office:value-type="float" office:value="0.633064516129032">
            <text:p>0.633064516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532116001259606">
            <text:p>0.5321160013</text:p>
          </table:table-cell>
          <table:table-cell office:value-type="float" office:value="0.596774193548387">
            <text:p>0.5967741935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484282306323704">
            <text:p>0.4842823063</text:p>
          </table:table-cell>
          <table:table-cell office:value-type="float" office:value="0.653225806451613">
            <text:p>0.6532258065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513785967145703">
            <text:p>0.5137859671</text:p>
          </table:table-cell>
          <table:table-cell office:value-type="float" office:value="0.564516129032258">
            <text:p>0.564516129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529717021016809">
            <text:p>0.529717021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543494902615531">
            <text:p>0.5434949026</text:p>
          </table:table-cell>
          <table:table-cell office:value-type="float" office:value="0.645161290322581">
            <text:p>0.645161290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530812659425744">
            <text:p>0.5308126594</text:p>
          </table:table-cell>
          <table:table-cell office:value-type="float" office:value="0.625">
            <text:p>0.625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500431335447075">
            <text:p>0.5004313354</text:p>
          </table:table-cell>
          <table:table-cell office:value-type="float" office:value="0.637096774193548">
            <text:p>0.6370967742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50535238257174">
            <text:p>0.5053523826</text:p>
          </table:table-cell>
          <table:table-cell office:value-type="float" office:value="0.596774193548387">
            <text:p>0.596774193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551913650950563">
            <text:p>0.551913651</text:p>
          </table:table-cell>
          <table:table-cell office:value-type="float" office:value="0.633064516129032">
            <text:p>0.6330645161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525446859462234">
            <text:p>0.5254468595</text:p>
          </table:table-cell>
          <table:table-cell office:value-type="float" office:value="0.608870967741936">
            <text:p>0.6088709677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548490812836698">
            <text:p>0.5484908128</text:p>
          </table:table-cell>
          <table:table-cell office:value-type="float" office:value="0.620967741935484">
            <text:p>0.6209677419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517052822579501">
            <text:p>0.5170528226</text:p>
          </table:table-cell>
          <table:table-cell office:value-type="float" office:value="0.633064516129032">
            <text:p>0.6330645161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516468618882799">
            <text:p>0.5164686189</text:p>
          </table:table-cell>
          <table:table-cell office:value-type="float" office:value="0.673387096774194">
            <text:p>0.6733870968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46128909718544">
            <text:p>0.4612890972</text:p>
          </table:table-cell>
          <table:table-cell office:value-type="float" office:value="0.633064516129032">
            <text:p>0.6330645161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508763184248216">
            <text:p>0.5087631842</text:p>
          </table:table-cell>
          <table:table-cell office:value-type="float" office:value="0.608870967741936">
            <text:p>0.608870967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517145719026252">
            <text:p>0.517145719</text:p>
          </table:table-cell>
          <table:table-cell office:value-type="float" office:value="0.637096774193548">
            <text:p>0.6370967742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458245913109811">
            <text:p>0.4582459131</text:p>
          </table:table-cell>
          <table:table-cell office:value-type="float" office:value="0.653225806451613">
            <text:p>0.6532258065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475573657483155">
            <text:p>0.4755736575</text:p>
          </table:table-cell>
          <table:table-cell office:value-type="float" office:value="0.580645161290323">
            <text:p>0.5806451613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550940103783606">
            <text:p>0.5509401038</text:p>
          </table:table-cell>
          <table:table-cell office:value-type="float" office:value="0.548387096774194">
            <text:p>0.5483870968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559595176790631">
            <text:p>0.5595951768</text:p>
          </table:table-cell>
          <table:table-cell office:value-type="float" office:value="0.520161290322581">
            <text:p>0.5201612903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600111751152039">
            <text:p>0.6001117512</text:p>
          </table:table-cell>
          <table:table-cell office:value-type="float" office:value="0.495967741935484">
            <text:p>0.4959677419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53642412912898">
            <text:p>0.5364241291</text:p>
          </table:table-cell>
          <table:table-cell office:value-type="float" office:value="0.540322580645161">
            <text:p>0.5403225806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534451912950661">
            <text:p>0.534451913</text:p>
          </table:table-cell>
          <table:table-cell office:value-type="float" office:value="0.67741935483871">
            <text:p>0.6774193548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520617523935232">
            <text:p>0.5206175239</text:p>
          </table:table-cell>
          <table:table-cell office:value-type="float" office:value="0.556451612903226">
            <text:p>0.556451612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500380827975552">
            <text:p>0.500380828</text:p>
          </table:table-cell>
          <table:table-cell office:value-type="float" office:value="0.592741935483871">
            <text:p>0.5927419355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471464705495339">
            <text:p>0.4714647055</text:p>
          </table:table-cell>
          <table:table-cell office:value-type="float" office:value="0.612903225806452">
            <text:p>0.6129032258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549840809324676">
            <text:p>0.5498408093</text:p>
          </table:table-cell>
          <table:table-cell office:value-type="float" office:value="0.564516129032258">
            <text:p>0.56451612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506548765738562">
            <text:p>0.5065487657</text:p>
          </table:table-cell>
          <table:table-cell office:value-type="float" office:value="0.57258064516129">
            <text:p>0.5725806452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506653786517499">
            <text:p>0.5066537865</text:p>
          </table:table-cell>
          <table:table-cell office:value-type="float" office:value="0.55241935483871">
            <text:p>0.5524193548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511112272347448">
            <text:p>0.5111122723</text:p>
          </table:table-cell>
          <table:table-cell office:value-type="float" office:value="0.564516129032258">
            <text:p>0.56451612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530720726129523">
            <text:p>0.5307207261</text:p>
          </table:table-cell>
          <table:table-cell office:value-type="float" office:value="0.443548387096774">
            <text:p>0.443548387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503832213359014">
            <text:p>0.5038322134</text:p>
          </table:table-cell>
          <table:table-cell office:value-type="float" office:value="0.661290322580645">
            <text:p>0.6612903226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457827481290877">
            <text:p>0.4578274813</text:p>
          </table:table-cell>
          <table:table-cell office:value-type="float" office:value="0.592741935483871">
            <text:p>0.59274193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500636248679953">
            <text:p>0.5006362487</text:p>
          </table:table-cell>
          <table:table-cell office:value-type="float" office:value="0.608870967741936">
            <text:p>0.608870967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503846050978097">
            <text:p>0.503846051</text:p>
          </table:table-cell>
          <table:table-cell office:value-type="float" office:value="0.616935483870968">
            <text:p>0.616935483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535250860596096">
            <text:p>0.5352508606</text:p>
          </table:table-cell>
          <table:table-cell office:value-type="float" office:value="0.544354838709677">
            <text:p>0.5443548387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52132846957801">
            <text:p>0.5213284696</text:p>
          </table:table-cell>
          <table:table-cell office:value-type="float" office:value="0.629032258064516">
            <text:p>0.6290322581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462179080445906">
            <text:p>0.4621790804</text:p>
          </table:table-cell>
          <table:table-cell office:value-type="float" office:value="0.612903225806452">
            <text:p>0.6129032258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535813222004344">
            <text:p>0.535813222</text:p>
          </table:table-cell>
          <table:table-cell office:value-type="float" office:value="0.616935483870968">
            <text:p>0.6169354839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465204628484707">
            <text:p>0.4652046285</text:p>
          </table:table-cell>
          <table:table-cell office:value-type="float" office:value="0.495967741935484">
            <text:p>0.4959677419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53236172848717">
            <text:p>0.5323617285</text:p>
          </table:table-cell>
          <table:table-cell office:value-type="float" office:value="0.616935483870968">
            <text:p>0.6169354839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487146384264537">
            <text:p>0.4871463843</text:p>
          </table:table-cell>
          <table:table-cell office:value-type="float" office:value="0.604838709677419">
            <text:p>0.6048387097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568226088470455">
            <text:p>0.5682260885</text:p>
          </table:table-cell>
          <table:table-cell office:value-type="float" office:value="0.560483870967742">
            <text:p>0.560483871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540646288818114">
            <text:p>0.5406462888</text:p>
          </table:table-cell>
          <table:table-cell office:value-type="float" office:value="0.588709677419355">
            <text:p>0.5887096774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510821980930467">
            <text:p>0.5108219809</text:p>
          </table:table-cell>
          <table:table-cell office:value-type="float" office:value="0.548387096774194">
            <text:p>0.548387096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533072703623935">
            <text:p>0.5330727036</text:p>
          </table:table-cell>
          <table:table-cell office:value-type="float" office:value="0.633064516129032">
            <text:p>0.6330645161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524390705006453">
            <text:p>0.524390705</text:p>
          </table:table-cell>
          <table:table-cell office:value-type="float" office:value="0.512096774193548">
            <text:p>0.5120967742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540755062390802">
            <text:p>0.5407550624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5402731836499">
            <text:p>0.5402731836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559902779091388">
            <text:p>0.5599027791</text:p>
          </table:table-cell>
          <table:table-cell office:value-type="float" office:value="0.536290322580645">
            <text:p>0.5362903226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56205879398145">
            <text:p>0.562058794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594358741429954">
            <text:p>0.5943587414</text:p>
          </table:table-cell>
          <table:table-cell office:value-type="float" office:value="0.532258064516129">
            <text:p>0.5322580645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540836231137003">
            <text:p>0.5408362311</text:p>
          </table:table-cell>
          <table:table-cell office:value-type="float" office:value="0.560483870967742">
            <text:p>0.560483871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580215688391648">
            <text:p>0.5802156884</text:p>
          </table:table-cell>
          <table:table-cell office:value-type="float" office:value="0.512096774193548">
            <text:p>0.5120967742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574267671786074">
            <text:p>0.5742676718</text:p>
          </table:table-cell>
          <table:table-cell office:value-type="float" office:value="0.516129032258065">
            <text:p>0.516129032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550324699016783">
            <text:p>0.550324699</text:p>
          </table:table-cell>
          <table:table-cell office:value-type="float" office:value="0.528225806451613">
            <text:p>0.5282258065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52224264788334">
            <text:p>0.5222426479</text:p>
          </table:table-cell>
          <table:table-cell office:value-type="float" office:value="0.544354838709677">
            <text:p>0.5443548387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523836187251005">
            <text:p>0.5238361873</text:p>
          </table:table-cell>
          <table:table-cell office:value-type="float" office:value="0.584677419354839">
            <text:p>0.5846774194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513637066751685">
            <text:p>0.5136370668</text:p>
          </table:table-cell>
          <table:table-cell office:value-type="float" office:value="0.55241935483871">
            <text:p>0.5524193548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520308896540697">
            <text:p>0.5203088965</text:p>
          </table:table-cell>
          <table:table-cell office:value-type="float" office:value="0.528225806451613">
            <text:p>0.5282258065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501021854571209">
            <text:p>0.5010218546</text:p>
          </table:table-cell>
          <table:table-cell office:value-type="float" office:value="0.512096774193548">
            <text:p>0.5120967742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531364638439679">
            <text:p>0.5313646384</text:p>
          </table:table-cell>
          <table:table-cell office:value-type="float" office:value="0.560483870967742">
            <text:p>0.560483871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592438973022206">
            <text:p>0.592438973</text:p>
          </table:table-cell>
          <table:table-cell office:value-type="float" office:value="0.560483870967742">
            <text:p>0.560483871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520433040573667">
            <text:p>0.5204330406</text:p>
          </table:table-cell>
          <table:table-cell office:value-type="float" office:value="0.596774193548387">
            <text:p>0.5967741935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53566763305249">
            <text:p>0.5356676331</text:p>
          </table:table-cell>
          <table:table-cell office:value-type="float" office:value="0.568548387096774">
            <text:p>0.5685483871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545508102191227">
            <text:p>0.5455081022</text:p>
          </table:table-cell>
          <table:table-cell office:value-type="float" office:value="0.512096774193548">
            <text:p>0.5120967742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575287619195408">
            <text:p>0.5752876192</text:p>
          </table:table-cell>
          <table:table-cell office:value-type="float" office:value="0.576612903225807">
            <text:p>0.5766129032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565512089617148">
            <text:p>0.5655120896</text:p>
          </table:table-cell>
          <table:table-cell office:value-type="float" office:value="0.580645161290323">
            <text:p>0.5806451613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503233815882444">
            <text:p>0.5032338159</text:p>
          </table:table-cell>
          <table:table-cell office:value-type="float" office:value="0.57258064516129">
            <text:p>0.5725806452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58405416258452">
            <text:p>0.5840541626</text:p>
          </table:table-cell>
          <table:table-cell office:value-type="float" office:value="0.504032258064516">
            <text:p>0.5040322581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583379649297518">
            <text:p>0.5833796493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571992080120961">
            <text:p>0.5719920801</text:p>
          </table:table-cell>
          <table:table-cell office:value-type="float" office:value="0.57258064516129">
            <text:p>0.5725806452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603625275492169">
            <text:p>0.6036252755</text:p>
          </table:table-cell>
          <table:table-cell office:value-type="float" office:value="0.588709677419355">
            <text:p>0.5887096774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514023821772006">
            <text:p>0.5140238218</text:p>
          </table:table-cell>
          <table:table-cell office:value-type="float" office:value="0.637096774193548">
            <text:p>0.6370967742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580412601511321">
            <text:p>0.5804126015</text:p>
          </table:table-cell>
          <table:table-cell office:value-type="float" office:value="0.592741935483871">
            <text:p>0.592741935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570120872976822">
            <text:p>0.570120873</text:p>
          </table:table-cell>
          <table:table-cell office:value-type="float" office:value="0.637096774193548">
            <text:p>0.6370967742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571656847047406">
            <text:p>0.571656847</text:p>
          </table:table-cell>
          <table:table-cell office:value-type="float" office:value="0.576612903225807">
            <text:p>0.576612903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529343377624903">
            <text:p>0.5293433776</text:p>
          </table:table-cell>
          <table:table-cell office:value-type="float" office:value="0.556451612903226">
            <text:p>0.5564516129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529019967725092">
            <text:p>0.5290199677</text:p>
          </table:table-cell>
          <table:table-cell office:value-type="float" office:value="0.564516129032258">
            <text:p>0.564516129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53593186857821">
            <text:p>0.5359318686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602429913930226">
            <text:p>0.6024299139</text:p>
          </table:table-cell>
          <table:table-cell office:value-type="float" office:value="0.564516129032258">
            <text:p>0.56451612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540137335632997">
            <text:p>0.5401373356</text:p>
          </table:table-cell>
          <table:table-cell office:value-type="float" office:value="0.57258064516129">
            <text:p>0.5725806452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532086270493621">
            <text:p>0.5320862705</text:p>
          </table:table-cell>
          <table:table-cell office:value-type="float" office:value="0.608870967741936">
            <text:p>0.6088709677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555065009170739">
            <text:p>0.5550650092</text:p>
          </table:table-cell>
          <table:table-cell office:value-type="float" office:value="0.588709677419355">
            <text:p>0.5887096774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592070809321861">
            <text:p>0.5920708093</text:p>
          </table:table-cell>
          <table:table-cell office:value-type="float" office:value="0.508064516129032">
            <text:p>0.5080645161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644810315581684">
            <text:p>0.6448103156</text:p>
          </table:table-cell>
          <table:table-cell office:value-type="float" office:value="0.556451612903226">
            <text:p>0.5564516129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580052236510973">
            <text:p>0.5800522365</text:p>
          </table:table-cell>
          <table:table-cell office:value-type="float" office:value="0.512096774193548">
            <text:p>0.5120967742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62319706456335">
            <text:p>0.6231970646</text:p>
          </table:table-cell>
          <table:table-cell office:value-type="float" office:value="0.491935483870968">
            <text:p>0.4919354839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621562093669382">
            <text:p>0.6215620937</text:p>
          </table:table-cell>
          <table:table-cell office:value-type="float" office:value="0.516129032258065">
            <text:p>0.5161290323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566299529797872">
            <text:p>0.5662995298</text:p>
          </table:table-cell>
          <table:table-cell office:value-type="float" office:value="0.536290322580645">
            <text:p>0.5362903226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526218627673867">
            <text:p>0.5262186277</text:p>
          </table:table-cell>
          <table:table-cell office:value-type="float" office:value="0.475806451612903">
            <text:p>0.4758064516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576921715936821">
            <text:p>0.5769217159</text:p>
          </table:table-cell>
          <table:table-cell office:value-type="float" office:value="0.512096774193548">
            <text:p>0.5120967742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640748532590002">
            <text:p>0.6407485326</text:p>
          </table:table-cell>
          <table:table-cell office:value-type="float" office:value="0.491935483870968">
            <text:p>0.4919354839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607959351680167">
            <text:p>0.6079593517</text:p>
          </table:table-cell>
          <table:table-cell office:value-type="float" office:value="0.55241935483871">
            <text:p>0.5524193548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605644880470272">
            <text:p>0.6056448805</text:p>
          </table:table-cell>
          <table:table-cell office:value-type="float" office:value="0.580645161290323">
            <text:p>0.5806451613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637738410861968">
            <text:p>0.6377384109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632086024147418">
            <text:p>0.6320860241</text:p>
          </table:table-cell>
          <table:table-cell office:value-type="float" office:value="0.439516129032258">
            <text:p>0.439516129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619895253504068">
            <text:p>0.6198952535</text:p>
          </table:table-cell>
          <table:table-cell office:value-type="float" office:value="0.463709677419355">
            <text:p>0.4637096774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660521863143493">
            <text:p>0.6605218631</text:p>
          </table:table-cell>
          <table:table-cell office:value-type="float" office:value="0.528225806451613">
            <text:p>0.5282258065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645007041802692">
            <text:p>0.6450070418</text:p>
          </table:table-cell>
          <table:table-cell office:value-type="float" office:value="0.431451612903226">
            <text:p>0.4314516129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683580541809699">
            <text:p>0.6835805418</text:p>
          </table:table-cell>
          <table:table-cell office:value-type="float" office:value="0.491935483870968">
            <text:p>0.4919354839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62323801181893">
            <text:p>0.6232380118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658207895707818">
            <text:p>0.6582078957</text:p>
          </table:table-cell>
          <table:table-cell office:value-type="float" office:value="0.491935483870968">
            <text:p>0.4919354839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626464310250424">
            <text:p>0.6264643103</text:p>
          </table:table-cell>
          <table:table-cell office:value-type="float" office:value="0.504032258064516">
            <text:p>0.5040322581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669166410517819">
            <text:p>0.6691664105</text:p>
          </table:table-cell>
          <table:table-cell office:value-type="float" office:value="0.487903225806452">
            <text:p>0.4879032258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654487919995288">
            <text:p>0.65448792</text:p>
          </table:table-cell>
          <table:table-cell office:value-type="float" office:value="0.600806451612903">
            <text:p>0.6008064516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623676354764293">
            <text:p>0.6236763548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635004866300848">
            <text:p>0.6350048663</text:p>
          </table:table-cell>
          <table:table-cell office:value-type="float" office:value="0.487903225806452">
            <text:p>0.4879032258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723408099018987">
            <text:p>0.723408099</text:p>
          </table:table-cell>
          <table:table-cell office:value-type="float" office:value="0.346774193548387">
            <text:p>0.3467741935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706060707425271">
            <text:p>0.7060607074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667089874993438">
            <text:p>0.667089875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672396735712791">
            <text:p>0.6723967357</text:p>
          </table:table-cell>
          <table:table-cell office:value-type="float" office:value="0.370967741935484">
            <text:p>0.3709677419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654637963202826">
            <text:p>0.6546379632</text:p>
          </table:table-cell>
          <table:table-cell office:value-type="float" office:value="0.483870967741936">
            <text:p>0.4838709677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640793902051035">
            <text:p>0.6407939021</text:p>
          </table:table-cell>
          <table:table-cell office:value-type="float" office:value="0.463709677419355">
            <text:p>0.4637096774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650377608721369">
            <text:p>0.6503776087</text:p>
          </table:table-cell>
          <table:table-cell office:value-type="float" office:value="0.451612903225806">
            <text:p>0.4516129032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659900179430963">
            <text:p>0.6599001794</text:p>
          </table:table-cell>
          <table:table-cell office:value-type="float" office:value="0.463709677419355">
            <text:p>0.4637096774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646940191387175">
            <text:p>0.6469401914</text:p>
          </table:table-cell>
          <table:table-cell office:value-type="float" office:value="0.435483870967742">
            <text:p>0.435483871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620622619116408">
            <text:p>0.6206226191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643322097340774">
            <text:p>0.6433220973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643354350969466">
            <text:p>0.643354351</text:p>
          </table:table-cell>
          <table:table-cell office:value-type="float" office:value="0.439516129032258">
            <text:p>0.439516129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609207704836799">
            <text:p>0.6092077048</text:p>
          </table:table-cell>
          <table:table-cell office:value-type="float" office:value="0.467741935483871">
            <text:p>0.4677419355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636096390214885">
            <text:p>0.6360963902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631483755251401">
            <text:p>0.6314837553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629460644812977">
            <text:p>0.6294606448</text:p>
          </table:table-cell>
          <table:table-cell office:value-type="float" office:value="0.504032258064516">
            <text:p>0.5040322581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616167995665126">
            <text:p>0.6161679957</text:p>
          </table:table-cell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590040830711186">
            <text:p>0.5900408307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596293135143786">
            <text:p>0.5962931351</text:p>
          </table:table-cell>
          <table:table-cell office:value-type="float" office:value="0.475806451612903">
            <text:p>0.4758064516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587718620085911">
            <text:p>0.5877186201</text:p>
          </table:table-cell>
          <table:table-cell office:value-type="float" office:value="0.467741935483871">
            <text:p>0.4677419355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591334049471572">
            <text:p>0.5913340495</text:p>
          </table:table-cell>
          <table:table-cell office:value-type="float" office:value="0.44758064516129">
            <text:p>0.4475806452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634838794024879">
            <text:p>0.634838794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660840962407287">
            <text:p>0.6608409624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598812483575125">
            <text:p>0.5988124836</text:p>
          </table:table-cell>
          <table:table-cell office:value-type="float" office:value="0.451612903225806">
            <text:p>0.4516129032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608123485979683">
            <text:p>0.608123486</text:p>
          </table:table-cell>
          <table:table-cell office:value-type="float" office:value="0.463709677419355">
            <text:p>0.4637096774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624394765056453">
            <text:p>0.6243947651</text:p>
          </table:table-cell>
          <table:table-cell office:value-type="float" office:value="0.44758064516129">
            <text:p>0.4475806452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611453359363571">
            <text:p>0.6114533594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637676220446016">
            <text:p>0.6376762204</text:p>
          </table:table-cell>
          <table:table-cell office:value-type="float" office:value="0.435483870967742">
            <text:p>0.435483871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655512004871411">
            <text:p>0.6555120049</text:p>
          </table:table-cell>
          <table:table-cell office:value-type="float" office:value="0.439516129032258">
            <text:p>0.439516129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624680669197012">
            <text:p>0.6246806692</text:p>
          </table:table-cell>
          <table:table-cell office:value-type="float" office:value="0.431451612903226">
            <text:p>0.4314516129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61934559608593">
            <text:p>0.6193455961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620623799224446">
            <text:p>0.6206237992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627836036629813">
            <text:p>0.6278360366</text:p>
          </table:table-cell>
          <table:table-cell office:value-type="float" office:value="0.439516129032258">
            <text:p>0.439516129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611367264497076">
            <text:p>0.6113672645</text:p>
          </table:table-cell>
          <table:table-cell office:value-type="float" office:value="0.479838709677419">
            <text:p>0.4798387097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624694220706498">
            <text:p>0.6246942207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6038921055761">
            <text:p>0.6038921056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581353975873137">
            <text:p>0.5813539759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63138782799721">
            <text:p>0.631387828</text:p>
          </table:table-cell>
          <table:table-cell office:value-type="float" office:value="0.431451612903226">
            <text:p>0.4314516129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690961751932066">
            <text:p>0.6909617519</text:p>
          </table:table-cell>
          <table:table-cell office:value-type="float" office:value="0.431451612903226">
            <text:p>0.4314516129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681669745571908">
            <text:p>0.6816697456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668251335478427">
            <text:p>0.6682513355</text:p>
          </table:table-cell>
          <table:table-cell office:value-type="float" office:value="0.383064516129032">
            <text:p>0.3830645161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687408660518831">
            <text:p>0.6874086605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758730746494347">
            <text:p>0.7587307465</text:p>
          </table:table-cell>
          <table:table-cell office:value-type="float" office:value="0.354838709677419">
            <text:p>0.3548387097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740782760209237">
            <text:p>0.7407827602</text:p>
          </table:table-cell>
          <table:table-cell office:value-type="float" office:value="0.346774193548387">
            <text:p>0.3467741935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736988601243568">
            <text:p>0.7369886012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735736674984372">
            <text:p>0.735736675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666121251095284">
            <text:p>0.6661212511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673657518831849">
            <text:p>0.6736575188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656441024484663">
            <text:p>0.6564410245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65806229582603">
            <text:p>0.6580622958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621526187283967">
            <text:p>0.6215261873</text:p>
          </table:table-cell>
          <table:table-cell office:value-type="float" office:value="0.451612903225806">
            <text:p>0.4516129032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665650362190479">
            <text:p>0.6656503622</text:p>
          </table:table-cell>
          <table:table-cell office:value-type="float" office:value="0.435483870967742">
            <text:p>0.435483871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62114074892936">
            <text:p>0.6211407489</text:p>
          </table:table-cell>
          <table:table-cell office:value-type="float" office:value="0.443548387096774">
            <text:p>0.4435483871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657808935861414">
            <text:p>0.6578089359</text:p>
          </table:table-cell>
          <table:table-cell office:value-type="float" office:value="0.451612903225806">
            <text:p>0.4516129032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624311915461159">
            <text:p>0.6243119155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65551587695981">
            <text:p>0.655515877</text:p>
          </table:table-cell>
          <table:table-cell office:value-type="float" office:value="0.475806451612903">
            <text:p>0.4758064516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664088498049124">
            <text:p>0.664088498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650319579018243">
            <text:p>0.650319579</text:p>
          </table:table-cell>
          <table:table-cell office:value-type="float" office:value="0.451612903225806">
            <text:p>0.4516129032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693908923332293">
            <text:p>0.6939089233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683024054197655">
            <text:p>0.6830240542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653498457243101">
            <text:p>0.6534984572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680465940343241">
            <text:p>0.6804659403</text:p>
          </table:table-cell>
          <table:table-cell office:value-type="float" office:value="0.439516129032258">
            <text:p>0.439516129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66577147218936">
            <text:p>0.6657714722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644305767176035">
            <text:p>0.6443057672</text:p>
          </table:table-cell>
          <table:table-cell office:value-type="float" office:value="0.483870967741936">
            <text:p>0.4838709677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668079406790601">
            <text:p>0.6680794068</text:p>
          </table:table-cell>
          <table:table-cell office:value-type="float" office:value="0.435483870967742">
            <text:p>0.435483871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649866892533752">
            <text:p>0.6498668925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665134476072817">
            <text:p>0.6651344761</text:p>
          </table:table-cell>
          <table:table-cell office:value-type="float" office:value="0.431451612903226">
            <text:p>0.4314516129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636766305493386">
            <text:p>0.6367663055</text:p>
          </table:table-cell>
          <table:table-cell office:value-type="float" office:value="0.44758064516129">
            <text:p>0.4475806452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669553841820866">
            <text:p>0.6695538418</text:p>
          </table:table-cell>
          <table:table-cell office:value-type="float" office:value="0.451612903225806">
            <text:p>0.4516129032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65705105669838">
            <text:p>0.6570510567</text:p>
          </table:table-cell>
          <table:table-cell office:value-type="float" office:value="0.44758064516129">
            <text:p>0.4475806452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650135477308604">
            <text:p>0.6501354773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652833706674265">
            <text:p>0.6528337067</text:p>
          </table:table-cell>
          <table:table-cell office:value-type="float" office:value="0.451612903225806">
            <text:p>0.4516129032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664147934606267">
            <text:p>0.6641479346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652069860010587">
            <text:p>0.65206986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66761984797553">
            <text:p>0.667619848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657628498485756">
            <text:p>0.6576284985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658393368217375">
            <text:p>0.6583933682</text:p>
          </table:table-cell>
          <table:table-cell office:value-type="float" office:value="0.435483870967742">
            <text:p>0.435483871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642667459730097">
            <text:p>0.6426674597</text:p>
          </table:table-cell>
          <table:table-cell office:value-type="float" office:value="0.471774193548387">
            <text:p>0.4717741935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623680241095157">
            <text:p>0.6236802411</text:p>
          </table:table-cell>
          <table:table-cell office:value-type="float" office:value="0.471774193548387">
            <text:p>0.4717741935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61477843922021">
            <text:p>0.6147784392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681532471718699">
            <text:p>0.6815324717</text:p>
          </table:table-cell>
          <table:table-cell office:value-type="float" office:value="0.435483870967742">
            <text:p>0.435483871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640598422547137">
            <text:p>0.6405984225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631851940079385">
            <text:p>0.6318519401</text:p>
          </table:table-cell>
          <table:table-cell office:value-type="float" office:value="0.443548387096774">
            <text:p>0.4435483871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663098246786766">
            <text:p>0.6630982468</text:p>
          </table:table-cell>
          <table:table-cell office:value-type="float" office:value="0.451612903225806">
            <text:p>0.4516129032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6688741370633">
            <text:p>0.6688741371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642148448303452">
            <text:p>0.6421484483</text:p>
          </table:table-cell>
          <table:table-cell office:value-type="float" office:value="0.451612903225806">
            <text:p>0.4516129032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655801315676952">
            <text:p>0.6558013157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664079147238086">
            <text:p>0.6640791472</text:p>
          </table:table-cell>
          <table:table-cell office:value-type="float" office:value="0.463709677419355">
            <text:p>0.4637096774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655714792805772">
            <text:p>0.6557147928</text:p>
          </table:table-cell>
          <table:table-cell office:value-type="float" office:value="0.439516129032258">
            <text:p>0.439516129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647389152882375">
            <text:p>0.6473891529</text:p>
          </table:table-cell>
          <table:table-cell office:value-type="float" office:value="0.471774193548387">
            <text:p>0.4717741935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633883812837052">
            <text:p>0.6338838128</text:p>
          </table:table-cell>
          <table:table-cell office:value-type="float" office:value="0.508064516129032">
            <text:p>0.5080645161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619698477084115">
            <text:p>0.6196984771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636373099708793">
            <text:p>0.6363730997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646512864959">
            <text:p>0.646512865</text:p>
          </table:table-cell>
          <table:table-cell office:value-type="float" office:value="0.439516129032258">
            <text:p>0.439516129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687343048486592">
            <text:p>0.6873430485</text:p>
          </table:table-cell>
          <table:table-cell office:value-type="float" office:value="0.475806451612903">
            <text:p>0.4758064516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670164296078512">
            <text:p>0.6701642961</text:p>
          </table:table-cell>
          <table:table-cell office:value-type="float" office:value="0.479838709677419">
            <text:p>0.4798387097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678233290434567">
            <text:p>0.6782332904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638396248901287">
            <text:p>0.6383962489</text:p>
          </table:table-cell>
          <table:table-cell office:value-type="float" office:value="0.495967741935484">
            <text:p>0.4959677419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665083191737874">
            <text:p>0.6650831917</text:p>
          </table:table-cell>
          <table:table-cell office:value-type="float" office:value="0.504032258064516">
            <text:p>0.5040322581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645917809341232">
            <text:p>0.6459178093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685254195241822">
            <text:p>0.6852541952</text:p>
          </table:table-cell>
          <table:table-cell office:value-type="float" office:value="0.495967741935484">
            <text:p>0.4959677419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65704672266607">
            <text:p>0.6570467227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616957907260622">
            <text:p>0.6169579073</text:p>
          </table:table-cell>
          <table:table-cell office:value-type="float" office:value="0.55241935483871">
            <text:p>0.5524193548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634495189884664">
            <text:p>0.6344951899</text:p>
          </table:table-cell>
          <table:table-cell office:value-type="float" office:value="0.483870967741936">
            <text:p>0.4838709677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654059011676995">
            <text:p>0.6540590117</text:p>
          </table:table-cell>
          <table:table-cell office:value-type="float" office:value="0.576612903225807">
            <text:p>0.5766129032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649516661705416">
            <text:p>0.6495166617</text:p>
          </table:table-cell>
          <table:table-cell office:value-type="float" office:value="0.576612903225807">
            <text:p>0.5766129032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623908144398447">
            <text:p>0.6239081444</text:p>
          </table:table-cell>
          <table:table-cell office:value-type="float" office:value="0.55241935483871">
            <text:p>0.5524193548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630643949744501">
            <text:p>0.6306439497</text:p>
          </table:table-cell>
          <table:table-cell office:value-type="float" office:value="0.487903225806452">
            <text:p>0.4879032258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600435159919214">
            <text:p>0.6004351599</text:p>
          </table:table-cell>
          <table:table-cell office:value-type="float" office:value="0.55241935483871">
            <text:p>0.5524193548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59346870212636">
            <text:p>0.5934687021</text:p>
          </table:table-cell>
          <table:table-cell office:value-type="float" office:value="0.504032258064516">
            <text:p>0.5040322581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62511902470302">
            <text:p>0.6251190247</text:p>
          </table:table-cell>
          <table:table-cell office:value-type="float" office:value="0.475806451612903">
            <text:p>0.4758064516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594784545160819">
            <text:p>0.5947845452</text:p>
          </table:table-cell>
          <table:table-cell office:value-type="float" office:value="0.504032258064516">
            <text:p>0.5040322581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611695794705734">
            <text:p>0.6116957947</text:p>
          </table:table-cell>
          <table:table-cell office:value-type="float" office:value="0.512096774193548">
            <text:p>0.5120967742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596802246307212">
            <text:p>0.5968022463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659542488159575">
            <text:p>0.6595424882</text:p>
          </table:table-cell>
          <table:table-cell office:value-type="float" office:value="0.508064516129032">
            <text:p>0.5080645161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629857107692854">
            <text:p>0.6298571077</text:p>
          </table:table-cell>
          <table:table-cell office:value-type="float" office:value="0.55241935483871">
            <text:p>0.5524193548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637457587453563">
            <text:p>0.6374575875</text:p>
          </table:table-cell>
          <table:table-cell office:value-type="float" office:value="0.536290322580645">
            <text:p>0.5362903226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673645865638653">
            <text:p>0.6736458656</text:p>
          </table:table-cell>
          <table:table-cell office:value-type="float" office:value="0.532258064516129">
            <text:p>0.5322580645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639808820556536">
            <text:p>0.6398088206</text:p>
          </table:table-cell>
          <table:table-cell office:value-type="float" office:value="0.592741935483871">
            <text:p>0.5927419355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60261169858548">
            <text:p>0.6026116986</text:p>
          </table:table-cell>
          <table:table-cell office:value-type="float" office:value="0.55241935483871">
            <text:p>0.5524193548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603378142663676">
            <text:p>0.6033781427</text:p>
          </table:table-cell>
          <table:table-cell office:value-type="float" office:value="0.479838709677419">
            <text:p>0.4798387097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637197783239369">
            <text:p>0.6371977832</text:p>
          </table:table-cell>
          <table:table-cell office:value-type="float" office:value="0.57258064516129">
            <text:p>0.5725806452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586441207577967">
            <text:p>0.5864412076</text:p>
          </table:table-cell>
          <table:table-cell office:value-type="float" office:value="0.544354838709677">
            <text:p>0.5443548387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621319836155686">
            <text:p>0.6213198362</text:p>
          </table:table-cell>
          <table:table-cell office:value-type="float" office:value="0.568548387096774">
            <text:p>0.5685483871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619277028085668">
            <text:p>0.6192770281</text:p>
          </table:table-cell>
          <table:table-cell office:value-type="float" office:value="0.57258064516129">
            <text:p>0.5725806452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620340341008746">
            <text:p>0.620340341</text:p>
          </table:table-cell>
          <table:table-cell office:value-type="float" office:value="0.57258064516129">
            <text:p>0.5725806452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632504490480384">
            <text:p>0.6325044905</text:p>
          </table:table-cell>
          <table:table-cell office:value-type="float" office:value="0.487903225806452">
            <text:p>0.4879032258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645333223460348">
            <text:p>0.6453332235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614621729330596">
            <text:p>0.6146217293</text:p>
          </table:table-cell>
          <table:table-cell office:value-type="float" office:value="0.568548387096774">
            <text:p>0.5685483871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58445898380808">
            <text:p>0.5844589838</text:p>
          </table:table-cell>
          <table:table-cell office:value-type="float" office:value="0.504032258064516">
            <text:p>0.5040322581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587151052034273">
            <text:p>0.587151052</text:p>
          </table:table-cell>
          <table:table-cell office:value-type="float" office:value="0.528225806451613">
            <text:p>0.5282258065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591308906171357">
            <text:p>0.5913089062</text:p>
          </table:table-cell>
          <table:table-cell office:value-type="float" office:value="0.504032258064516">
            <text:p>0.5040322581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568197045735524">
            <text:p>0.5681970457</text:p>
          </table:table-cell>
          <table:table-cell office:value-type="float" office:value="0.495967741935484">
            <text:p>0.4959677419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620714458595804">
            <text:p>0.6207144586</text:p>
          </table:table-cell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648788467787909">
            <text:p>0.6487884678</text:p>
          </table:table-cell>
          <table:table-cell office:value-type="float" office:value="0.467741935483871">
            <text:p>0.4677419355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646374993169932">
            <text:p>0.6463749932</text:p>
          </table:table-cell>
          <table:table-cell office:value-type="float" office:value="0.443548387096774">
            <text:p>0.4435483871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646420423066633">
            <text:p>0.6464204231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580909632192517">
            <text:p>0.5809096322</text:p>
          </table:table-cell>
          <table:table-cell office:value-type="float" office:value="0.532258064516129">
            <text:p>0.5322580645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589508303551274">
            <text:p>0.5895083036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630907342823691">
            <text:p>0.6309073428</text:p>
          </table:table-cell>
          <table:table-cell office:value-type="float" office:value="0.479838709677419">
            <text:p>0.4798387097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611109385094718">
            <text:p>0.6111093851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587056486704656">
            <text:p>0.5870564867</text:p>
          </table:table-cell>
          <table:table-cell office:value-type="float" office:value="0.560483870967742">
            <text:p>0.560483871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610081339666008">
            <text:p>0.6100813397</text:p>
          </table:table-cell>
          <table:table-cell office:value-type="float" office:value="0.463709677419355">
            <text:p>0.4637096774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629455533285624">
            <text:p>0.6294555333</text:p>
          </table:table-cell>
          <table:table-cell office:value-type="float" office:value="0.451612903225806">
            <text:p>0.4516129032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655399570478142">
            <text:p>0.6553995705</text:p>
          </table:table-cell>
          <table:table-cell office:value-type="float" office:value="0.560483870967742">
            <text:p>0.560483871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66647618248331">
            <text:p>0.6664761825</text:p>
          </table:table-cell>
          <table:table-cell office:value-type="float" office:value="0.475806451612903">
            <text:p>0.4758064516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665347636358995">
            <text:p>0.6653476364</text:p>
          </table:table-cell>
          <table:table-cell office:value-type="float" office:value="0.451612903225806">
            <text:p>0.4516129032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674168853361679">
            <text:p>0.6741688534</text:p>
          </table:table-cell>
          <table:table-cell office:value-type="float" office:value="0.495967741935484">
            <text:p>0.4959677419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626238692603615">
            <text:p>0.6262386926</text:p>
          </table:table-cell>
          <table:table-cell office:value-type="float" office:value="0.536290322580645">
            <text:p>0.5362903226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629382032057767">
            <text:p>0.6293820321</text:p>
          </table:table-cell>
          <table:table-cell office:value-type="float" office:value="0.528225806451613">
            <text:p>0.5282258065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643913912004258">
            <text:p>0.643913912</text:p>
          </table:table-cell>
          <table:table-cell office:value-type="float" office:value="0.548387096774194">
            <text:p>0.5483870968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589385016959581">
            <text:p>0.589385017</text:p>
          </table:table-cell>
          <table:table-cell office:value-type="float" office:value="0.564516129032258">
            <text:p>0.564516129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568225844926517">
            <text:p>0.5682258449</text:p>
          </table:table-cell>
          <table:table-cell office:value-type="float" office:value="0.536290322580645">
            <text:p>0.5362903226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576421567840467">
            <text:p>0.5764215678</text:p>
          </table:table-cell>
          <table:table-cell office:value-type="float" office:value="0.520161290322581">
            <text:p>0.5201612903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600686766066755">
            <text:p>0.6006867661</text:p>
          </table:table-cell>
          <table:table-cell office:value-type="float" office:value="0.491935483870968">
            <text:p>0.4919354839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7368906638427">
            <text:p>0.5736890664</text:p>
          </table:table-cell>
          <table:table-cell office:value-type="float" office:value="0.536290322580645">
            <text:p>0.5362903226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560162266640464">
            <text:p>0.5601622666</text:p>
          </table:table-cell>
          <table:table-cell office:value-type="float" office:value="0.528225806451613">
            <text:p>0.5282258065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633803203047353">
            <text:p>0.633803203</text:p>
          </table:table-cell>
          <table:table-cell office:value-type="float" office:value="0.516129032258065">
            <text:p>0.5161290323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599839074652781">
            <text:p>0.5998390747</text:p>
          </table:table-cell>
          <table:table-cell office:value-type="float" office:value="0.580645161290323">
            <text:p>0.5806451613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586240279635788">
            <text:p>0.5862402796</text:p>
          </table:table-cell>
          <table:table-cell office:value-type="float" office:value="0.544354838709677">
            <text:p>0.5443548387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584628462889065">
            <text:p>0.5846284629</text:p>
          </table:table-cell>
          <table:table-cell office:value-type="float" office:value="0.560483870967742">
            <text:p>0.560483871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579875928264805">
            <text:p>0.5798759283</text:p>
          </table:table-cell>
          <table:table-cell office:value-type="float" office:value="0.536290322580645">
            <text:p>0.5362903226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573819480649053">
            <text:p>0.5738194806</text:p>
          </table:table-cell>
          <table:table-cell office:value-type="float" office:value="0.508064516129032">
            <text:p>0.5080645161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601643496393939">
            <text:p>0.6016434964</text:p>
          </table:table-cell>
          <table:table-cell office:value-type="float" office:value="0.520161290322581">
            <text:p>0.5201612903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609369242129916">
            <text:p>0.6093692421</text:p>
          </table:table-cell>
          <table:table-cell office:value-type="float" office:value="0.544354838709677">
            <text:p>0.5443548387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611968942231856">
            <text:p>0.6119689422</text:p>
          </table:table-cell>
          <table:table-cell office:value-type="float" office:value="0.540322580645161">
            <text:p>0.5403225806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614926786984617">
            <text:p>0.614926787</text:p>
          </table:table-cell>
          <table:table-cell office:value-type="float" office:value="0.528225806451613">
            <text:p>0.5282258065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586779328054897">
            <text:p>0.5867793281</text:p>
          </table:table-cell>
          <table:table-cell office:value-type="float" office:value="0.520161290322581">
            <text:p>0.5201612903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559550289693582">
            <text:p>0.5595502897</text:p>
          </table:table-cell>
          <table:table-cell office:value-type="float" office:value="0.548387096774194">
            <text:p>0.5483870968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572907367129146">
            <text:p>0.5729073671</text:p>
          </table:table-cell>
          <table:table-cell office:value-type="float" office:value="0.540322580645161">
            <text:p>0.5403225806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579030089015369">
            <text:p>0.579030089</text:p>
          </table:table-cell>
          <table:table-cell office:value-type="float" office:value="0.600806451612903">
            <text:p>0.6008064516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581569150177429">
            <text:p>0.5815691502</text:p>
          </table:table-cell>
          <table:table-cell office:value-type="float" office:value="0.584677419354839">
            <text:p>0.5846774194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541489836970173">
            <text:p>0.541489837</text:p>
          </table:table-cell>
          <table:table-cell office:value-type="float" office:value="0.556451612903226">
            <text:p>0.5564516129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538698384126438">
            <text:p>0.5386983841</text:p>
          </table:table-cell>
          <table:table-cell office:value-type="float" office:value="0.57258064516129">
            <text:p>0.5725806452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539744403532076">
            <text:p>0.5397444035</text:p>
          </table:table-cell>
          <table:table-cell office:value-type="float" office:value="0.576612903225807">
            <text:p>0.5766129032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568444389965213">
            <text:p>0.56844439</text:p>
          </table:table-cell>
          <table:table-cell office:value-type="float" office:value="0.576612903225807">
            <text:p>0.5766129032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567658397574779">
            <text:p>0.5676583976</text:p>
          </table:table-cell>
          <table:table-cell office:value-type="float" office:value="0.544354838709677">
            <text:p>0.5443548387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584016735712761">
            <text:p>0.5840167357</text:p>
          </table:table-cell>
          <table:table-cell office:value-type="float" office:value="0.57258064516129">
            <text:p>0.5725806452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569747747368673">
            <text:p>0.5697477474</text:p>
          </table:table-cell>
          <table:table-cell office:value-type="float" office:value="0.568548387096774">
            <text:p>0.5685483871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606317519996563">
            <text:p>0.60631752</text:p>
          </table:table-cell>
          <table:table-cell office:value-type="float" office:value="0.576612903225807">
            <text:p>0.5766129032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580871202230884">
            <text:p>0.5808712022</text:p>
          </table:table-cell>
          <table:table-cell office:value-type="float" office:value="0.57258064516129">
            <text:p>0.5725806452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587015628882206">
            <text:p>0.5870156289</text:p>
          </table:table-cell>
          <table:table-cell office:value-type="float" office:value="0.608870967741936">
            <text:p>0.6088709677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573888955960233">
            <text:p>0.573888956</text:p>
          </table:table-cell>
          <table:table-cell office:value-type="float" office:value="0.57258064516129">
            <text:p>0.5725806452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5508462333165">
            <text:p>0.5508462333</text:p>
          </table:table-cell>
          <table:table-cell office:value-type="float" office:value="0.564516129032258">
            <text:p>0.564516129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576140440542261">
            <text:p>0.5761404405</text:p>
          </table:table-cell>
          <table:table-cell office:value-type="float" office:value="0.532258064516129">
            <text:p>0.5322580645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581689844163217">
            <text:p>0.5816898442</text:p>
          </table:table-cell>
          <table:table-cell office:value-type="float" office:value="0.55241935483871">
            <text:p>0.5524193548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549649783159056">
            <text:p>0.5496497832</text:p>
          </table:table-cell>
          <table:table-cell office:value-type="float" office:value="0.584677419354839">
            <text:p>0.5846774194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581446010411367">
            <text:p>0.5814460104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595816816983071">
            <text:p>0.595816817</text:p>
          </table:table-cell>
          <table:table-cell office:value-type="float" office:value="0.544354838709677">
            <text:p>0.5443548387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590132725956821">
            <text:p>0.590132726</text:p>
          </table:table-cell>
          <table:table-cell office:value-type="float" office:value="0.55241935483871">
            <text:p>0.5524193548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611473177069907">
            <text:p>0.6114731771</text:p>
          </table:table-cell>
          <table:table-cell office:value-type="float" office:value="0.596774193548387">
            <text:p>0.5967741935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594749806278102">
            <text:p>0.5947498063</text:p>
          </table:table-cell>
          <table:table-cell office:value-type="float" office:value="0.55241935483871">
            <text:p>0.5524193548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603541901986157">
            <text:p>0.603541902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61009616126769">
            <text:p>0.6100961613</text:p>
          </table:table-cell>
          <table:table-cell office:value-type="float" office:value="0.532258064516129">
            <text:p>0.5322580645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585696164600103">
            <text:p>0.5856961646</text:p>
          </table:table-cell>
          <table:table-cell office:value-type="float" office:value="0.544354838709677">
            <text:p>0.5443548387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650700605682452">
            <text:p>0.6507006057</text:p>
          </table:table-cell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578479436320029">
            <text:p>0.5784794363</text:p>
          </table:table-cell>
          <table:table-cell office:value-type="float" office:value="0.536290322580645">
            <text:p>0.5362903226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590984147765393">
            <text:p>0.5909841478</text:p>
          </table:table-cell>
          <table:table-cell office:value-type="float" office:value="0.57258064516129">
            <text:p>0.5725806452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616937846571681">
            <text:p>0.6169378466</text:p>
          </table:table-cell>
          <table:table-cell office:value-type="float" office:value="0.471774193548387">
            <text:p>0.4717741935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642251048701589">
            <text:p>0.6422510487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93352433478917">
            <text:p>0.6933524335</text:p>
          </table:table-cell>
          <table:table-cell office:value-type="float" office:value="0.435483870967742">
            <text:p>0.435483871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624908045946772">
            <text:p>0.6249080459</text:p>
          </table:table-cell>
          <table:table-cell office:value-type="float" office:value="0.435483870967742">
            <text:p>0.435483871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622113151347629">
            <text:p>0.6221131513</text:p>
          </table:table-cell>
          <table:table-cell office:value-type="float" office:value="0.44758064516129">
            <text:p>0.4475806452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667364564515226">
            <text:p>0.6673645645</text:p>
          </table:table-cell>
          <table:table-cell office:value-type="float" office:value="0.366935483870968">
            <text:p>0.3669354839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678333963270847">
            <text:p>0.6783339633</text:p>
          </table:table-cell>
          <table:table-cell office:value-type="float" office:value="0.443548387096774">
            <text:p>0.4435483871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643993519422224">
            <text:p>0.6439935194</text:p>
          </table:table-cell>
          <table:table-cell office:value-type="float" office:value="0.471774193548387">
            <text:p>0.4717741935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662780079971022">
            <text:p>0.66278008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627566056321303">
            <text:p>0.6275660563</text:p>
          </table:table-cell>
          <table:table-cell office:value-type="float" office:value="0.451612903225806">
            <text:p>0.4516129032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.602799417361744">
            <text:p>0.6027994174</text:p>
          </table:table-cell>
          <table:table-cell office:value-type="float" office:value="0.439516129032258">
            <text:p>0.439516129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.621504825247682">
            <text:p>0.6215048252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603207214834123">
            <text:p>0.6032072148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630401429158997">
            <text:p>0.6304014292</text:p>
          </table:table-cell>
          <table:table-cell office:value-type="float" office:value="0.443548387096774">
            <text:p>0.4435483871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619318150503244">
            <text:p>0.6193181505</text:p>
          </table:table-cell>
          <table:table-cell office:value-type="float" office:value="0.44758064516129">
            <text:p>0.4475806452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600470143115542">
            <text:p>0.6004701431</text:p>
          </table:table-cell>
          <table:table-cell office:value-type="float" office:value="0.439516129032258">
            <text:p>0.439516129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586429734295259">
            <text:p>0.5864297343</text:p>
          </table:table-cell>
          <table:table-cell office:value-type="float" office:value="0.435483870967742">
            <text:p>0.435483871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579851505304251">
            <text:p>0.5798515053</text:p>
          </table:table-cell>
          <table:table-cell office:value-type="float" office:value="0.475806451612903">
            <text:p>0.4758064516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0.584061451514052">
            <text:p>0.5840614515</text:p>
          </table:table-cell>
          <table:table-cell office:value-type="float" office:value="0.483870967741936">
            <text:p>0.4838709677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594037032348619">
            <text:p>0.5940370323</text:p>
          </table:table-cell>
          <table:table-cell office:value-type="float" office:value="0.491935483870968">
            <text:p>0.4919354839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595076453808617">
            <text:p>0.5950764538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.603335818551496">
            <text:p>0.6033358186</text:p>
          </table:table-cell>
          <table:table-cell office:value-type="float" office:value="0.483870967741936">
            <text:p>0.4838709677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644416124758814">
            <text:p>0.6444161248</text:p>
          </table:table-cell>
          <table:table-cell office:value-type="float" office:value="0.483870967741936">
            <text:p>0.4838709677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672392399727365">
            <text:p>0.6723923997</text:p>
          </table:table-cell>
          <table:table-cell office:value-type="float" office:value="0.44758064516129">
            <text:p>0.4475806452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649712681896992">
            <text:p>0.6497126819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623632062983491">
            <text:p>0.623632063</text:p>
          </table:table-cell>
          <table:table-cell office:value-type="float" office:value="0.467741935483871">
            <text:p>0.4677419355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635435885755526">
            <text:p>0.6354358858</text:p>
          </table:table-cell>
          <table:table-cell office:value-type="float" office:value="0.467741935483871">
            <text:p>0.4677419355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620072383434308">
            <text:p>0.6200723834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693802860646337">
            <text:p>0.6938028606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662812956442108">
            <text:p>0.6628129564</text:p>
          </table:table-cell>
          <table:table-cell office:value-type="float" office:value="0.443548387096774">
            <text:p>0.4435483871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614966776135266">
            <text:p>0.6149667761</text:p>
          </table:table-cell>
          <table:table-cell office:value-type="float" office:value="0.435483870967742">
            <text:p>0.435483871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.606631827699555">
            <text:p>0.6066318277</text:p>
          </table:table-cell>
          <table:table-cell office:value-type="float" office:value="0.443548387096774">
            <text:p>0.4435483871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622287799739379">
            <text:p>0.6222877997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584449743247108">
            <text:p>0.5844497432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.593878460174175">
            <text:p>0.5938784602</text:p>
          </table:table-cell>
          <table:table-cell office:value-type="float" office:value="0.475806451612903">
            <text:p>0.4758064516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595857094321703">
            <text:p>0.5958570943</text:p>
          </table:table-cell>
          <table:table-cell office:value-type="float" office:value="0.471774193548387">
            <text:p>0.4717741935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.613847694070122">
            <text:p>0.6138476941</text:p>
          </table:table-cell>
          <table:table-cell office:value-type="float" office:value="0.463709677419355">
            <text:p>0.4637096774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61905261263343">
            <text:p>0.6190526126</text:p>
          </table:table-cell>
          <table:table-cell office:value-type="float" office:value="0.504032258064516">
            <text:p>0.5040322581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595067460183697">
            <text:p>0.5950674602</text:p>
          </table:table-cell>
          <table:table-cell office:value-type="float" office:value="0.508064516129032">
            <text:p>0.5080645161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579711166871287">
            <text:p>0.5797111669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63657370203206">
            <text:p>0.636573702</text:p>
          </table:table-cell>
          <table:table-cell office:value-type="float" office:value="0.44758064516129">
            <text:p>0.4475806452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602974204670891">
            <text:p>0.6029742047</text:p>
          </table:table-cell>
          <table:table-cell office:value-type="float" office:value="0.439516129032258">
            <text:p>0.439516129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58260788438742">
            <text:p>0.5826078844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601109004274622">
            <text:p>0.6011090043</text:p>
          </table:table-cell>
          <table:table-cell office:value-type="float" office:value="0.479838709677419">
            <text:p>0.4798387097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572976339725496">
            <text:p>0.5729763397</text:p>
          </table:table-cell>
          <table:table-cell office:value-type="float" office:value="0.483870967741936">
            <text:p>0.4838709677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574758550536119">
            <text:p>0.5747585505</text:p>
          </table:table-cell>
          <table:table-cell office:value-type="float" office:value="0.487903225806452">
            <text:p>0.4879032258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586004487830272">
            <text:p>0.5860044878</text:p>
          </table:table-cell>
          <table:table-cell office:value-type="float" office:value="0.479838709677419">
            <text:p>0.4798387097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79421710468656">
            <text:p>0.5794217105</text:p>
          </table:table-cell>
          <table:table-cell office:value-type="float" office:value="0.475806451612903">
            <text:p>0.4758064516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567780046497893">
            <text:p>0.5677800465</text:p>
          </table:table-cell>
          <table:table-cell office:value-type="float" office:value="0.491935483870968">
            <text:p>0.4919354839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630125716585978">
            <text:p>0.6301257166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.640235040351546">
            <text:p>0.6402350404</text:p>
          </table:table-cell>
          <table:table-cell office:value-type="float" office:value="0.479838709677419">
            <text:p>0.4798387097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.652986166481091">
            <text:p>0.6529861665</text:p>
          </table:table-cell>
          <table:table-cell office:value-type="float" office:value="0.463709677419355">
            <text:p>0.4637096774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.60444884788889">
            <text:p>0.6044488479</text:p>
          </table:table-cell>
          <table:table-cell office:value-type="float" office:value="0.44758064516129">
            <text:p>0.4475806452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0.606468652782159">
            <text:p>0.6064686528</text:p>
          </table:table-cell>
          <table:table-cell office:value-type="float" office:value="0.516129032258065">
            <text:p>0.5161290323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.601029352637876">
            <text:p>0.6010293526</text:p>
          </table:table-cell>
          <table:table-cell office:value-type="float" office:value="0.487903225806452">
            <text:p>0.4879032258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0.633926912966569">
            <text:p>0.633926913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0.653606820556494">
            <text:p>0.6536068206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3798570595805">
            <text:p>0.637985706</text:p>
          </table:table-cell>
          <table:table-cell office:value-type="float" office:value="0.44758064516129">
            <text:p>0.4475806452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.715454475574592">
            <text:p>0.7154544756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.664568330661027">
            <text:p>0.6645683307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.63427784769849">
            <text:p>0.6342778477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.61908658014136">
            <text:p>0.6190865801</text:p>
          </table:table-cell>
          <table:table-cell office:value-type="float" office:value="0.44758064516129">
            <text:p>0.4475806452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0.632476710429402">
            <text:p>0.6324767104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.683111296593004">
            <text:p>0.6831112966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0.668332428773246">
            <text:p>0.6683324288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0.667793561469336">
            <text:p>0.6677935615</text:p>
          </table:table-cell>
          <table:table-cell office:value-type="float" office:value="0.431451612903226">
            <text:p>0.4314516129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0.649818778543777">
            <text:p>0.6498187785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49930386170228">
            <text:p>0.6499303862</text:p>
          </table:table-cell>
          <table:table-cell office:value-type="float" office:value="0.435483870967742">
            <text:p>0.435483871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0.667210798901876">
            <text:p>0.6672107989</text:p>
          </table:table-cell>
          <table:table-cell office:value-type="float" office:value="0.463709677419355">
            <text:p>0.4637096774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624215302936706">
            <text:p>0.6242153029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0.622164820255956">
            <text:p>0.6221648203</text:p>
          </table:table-cell>
          <table:table-cell office:value-type="float" office:value="0.479838709677419">
            <text:p>0.4798387097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0.628278468683995">
            <text:p>0.6282784687</text:p>
          </table:table-cell>
          <table:table-cell office:value-type="float" office:value="0.479838709677419">
            <text:p>0.4798387097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0.62647477342251">
            <text:p>0.6264747734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0.628868464164231">
            <text:p>0.6288684642</text:p>
          </table:table-cell>
          <table:table-cell office:value-type="float" office:value="0.487903225806452">
            <text:p>0.4879032258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.645521818012278">
            <text:p>0.645521818</text:p>
          </table:table-cell>
          <table:table-cell office:value-type="float" office:value="0.435483870967742">
            <text:p>0.435483871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0.662998822289475">
            <text:p>0.6629988223</text:p>
          </table:table-cell>
          <table:table-cell office:value-type="float" office:value="0.439516129032258">
            <text:p>0.439516129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0.648157651955935">
            <text:p>0.648157652</text:p>
          </table:table-cell>
          <table:table-cell office:value-type="float" office:value="0.370967741935484">
            <text:p>0.3709677419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6590774819556">
            <text:p>0.659077482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0.637509867680814">
            <text:p>0.6375098677</text:p>
          </table:table-cell>
          <table:table-cell office:value-type="float" office:value="0.483870967741936">
            <text:p>0.4838709677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0.636261668969765">
            <text:p>0.636261669</text:p>
          </table:table-cell>
          <table:table-cell office:value-type="float" office:value="0.439516129032258">
            <text:p>0.439516129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0.64914663755687">
            <text:p>0.6491466376</text:p>
          </table:table-cell>
          <table:table-cell office:value-type="float" office:value="0.508064516129032">
            <text:p>0.5080645161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0.669320358249358">
            <text:p>0.6693203582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650278562956505">
            <text:p>0.650278563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0.681366830118714">
            <text:p>0.6813668301</text:p>
          </table:table-cell>
          <table:table-cell office:value-type="float" office:value="0.443548387096774">
            <text:p>0.4435483871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0.67196995928648">
            <text:p>0.6719699593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0.695765119214631">
            <text:p>0.6957651192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0.654386568499216">
            <text:p>0.6543865685</text:p>
          </table:table-cell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0.644702332126155">
            <text:p>0.6447023321</text:p>
          </table:table-cell>
          <table:table-cell office:value-type="float" office:value="0.439516129032258">
            <text:p>0.439516129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0.640438608909217">
            <text:p>0.6404386089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638169992925443">
            <text:p>0.6381699929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0.67410077335069">
            <text:p>0.6741007734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0.655659277065427">
            <text:p>0.6556592771</text:p>
          </table:table-cell>
          <table:table-cell office:value-type="float" office:value="0.44758064516129">
            <text:p>0.4475806452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63461349435118">
            <text:p>0.6634613494</text:p>
          </table:table-cell>
          <table:table-cell office:value-type="float" office:value="0.431451612903226">
            <text:p>0.4314516129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0.706490839642136">
            <text:p>0.7064908396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0.716549141156052">
            <text:p>0.7165491412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0.725094304902504">
            <text:p>0.7250943049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0.727845124209563">
            <text:p>0.7278451242</text:p>
          </table:table-cell>
          <table:table-cell office:value-type="float" office:value="0.44758064516129">
            <text:p>0.4475806452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0.672772401405947">
            <text:p>0.6727724014</text:p>
          </table:table-cell>
          <table:table-cell office:value-type="float" office:value="0.495967741935484">
            <text:p>0.4959677419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0.626331530390866">
            <text:p>0.6263315304</text:p>
          </table:table-cell>
          <table:table-cell office:value-type="float" office:value="0.44758064516129">
            <text:p>0.4475806452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0.645641971056009">
            <text:p>0.6456419711</text:p>
          </table:table-cell>
          <table:table-cell office:value-type="float" office:value="0.483870967741936">
            <text:p>0.4838709677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0.614178241573481">
            <text:p>0.6141782416</text:p>
          </table:table-cell>
          <table:table-cell office:value-type="float" office:value="0.435483870967742">
            <text:p>0.435483871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0.604384716258052">
            <text:p>0.6043847163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17282221070637">
            <text:p>0.6172822211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0.661218477150706">
            <text:p>0.6612184772</text:p>
          </table:table-cell>
          <table:table-cell office:value-type="float" office:value="0.435483870967742">
            <text:p>0.435483871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0.648710231177201">
            <text:p>0.6487102312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0.626316281606808">
            <text:p>0.6263162816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0.626057555256722">
            <text:p>0.6260575553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0.639109220185032">
            <text:p>0.6391092202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0.682183554875224">
            <text:p>0.6821835549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655947594449395">
            <text:p>0.6559475944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0.611881414763616">
            <text:p>0.6118814148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0.620270775341924">
            <text:p>0.6202707753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51645884289898">
            <text:p>0.6516458843</text:p>
          </table:table-cell>
          <table:table-cell office:value-type="float" office:value="0.443548387096774">
            <text:p>0.4435483871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0.605068106913857">
            <text:p>0.6050681069</text:p>
          </table:table-cell>
          <table:table-cell office:value-type="float" office:value="0.487903225806452">
            <text:p>0.4879032258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0.66451245011904">
            <text:p>0.6645124501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0.669141192321288">
            <text:p>0.6691411923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0.701072041967622">
            <text:p>0.701072042</text:p>
          </table:table-cell>
          <table:table-cell office:value-type="float" office:value="0.451612903225806">
            <text:p>0.4516129032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0.667834426432753">
            <text:p>0.6678344264</text:p>
          </table:table-cell>
          <table:table-cell office:value-type="float" office:value="0.463709677419355">
            <text:p>0.4637096774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0.686257436341649">
            <text:p>0.6862574363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0.690317267905482">
            <text:p>0.6903172679</text:p>
          </table:table-cell>
          <table:table-cell office:value-type="float" office:value="0.435483870967742">
            <text:p>0.435483871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0.661992793258855">
            <text:p>0.6619927933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0.634353330712732">
            <text:p>0.6343533307</text:p>
          </table:table-cell>
          <table:table-cell office:value-type="float" office:value="0.435483870967742">
            <text:p>0.435483871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0.64401862762763">
            <text:p>0.6440186276</text:p>
          </table:table-cell>
          <table:table-cell office:value-type="float" office:value="0.443548387096774">
            <text:p>0.4435483871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0.634063285150353">
            <text:p>0.6340632852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0.679971709335917">
            <text:p>0.6799717093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0.641589624378123">
            <text:p>0.6415896244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0.625384348984099">
            <text:p>0.625384349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0.640019578376663">
            <text:p>0.6400195784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0.634013034279708">
            <text:p>0.6340130343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645214320927336">
            <text:p>0.6452143209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0.652498052696506">
            <text:p>0.6524980527</text:p>
          </table:table-cell>
          <table:table-cell office:value-type="float" office:value="0.467741935483871">
            <text:p>0.4677419355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0.643640289214257">
            <text:p>0.6436402892</text:p>
          </table:table-cell>
          <table:table-cell office:value-type="float" office:value="0.467741935483871">
            <text:p>0.4677419355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0.640625060167239">
            <text:p>0.6406250602</text:p>
          </table:table-cell>
          <table:table-cell office:value-type="float" office:value="0.463709677419355">
            <text:p>0.4637096774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0.638465080362176">
            <text:p>0.6384650804</text:p>
          </table:table-cell>
          <table:table-cell office:value-type="float" office:value="0.443548387096774">
            <text:p>0.4435483871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0.627422009727794">
            <text:p>0.6274220097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0.624837737779418">
            <text:p>0.6248377378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0.636871057741217">
            <text:p>0.6368710577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.643105475848571">
            <text:p>0.6431054758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0.649328232567815">
            <text:p>0.6493282326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0.654749866090386">
            <text:p>0.6547498661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0.67955570240944">
            <text:p>0.6795557024</text:p>
          </table:table-cell>
          <table:table-cell office:value-type="float" office:value="0.451612903225806">
            <text:p>0.4516129032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0.64719069947578">
            <text:p>0.6471906995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0.624770365374662">
            <text:p>0.6247703654</text:p>
          </table:table-cell>
          <table:table-cell office:value-type="float" office:value="0.471774193548387">
            <text:p>0.4717741935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0.622552303931971">
            <text:p>0.6225523039</text:p>
          </table:table-cell>
          <table:table-cell office:value-type="float" office:value="0.475806451612903">
            <text:p>0.4758064516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0.594681844360562">
            <text:p>0.5946818444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0.60612159857617">
            <text:p>0.6061215986</text:p>
          </table:table-cell>
          <table:table-cell office:value-type="float" office:value="0.439516129032258">
            <text:p>0.439516129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0.665964108244185">
            <text:p>0.6659641082</text:p>
          </table:table-cell>
          <table:table-cell office:value-type="float" office:value="0.471774193548387">
            <text:p>0.4717741935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0.632688418509485">
            <text:p>0.6326884185</text:p>
          </table:table-cell>
          <table:table-cell office:value-type="float" office:value="0.431451612903226">
            <text:p>0.4314516129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0.631225366801586">
            <text:p>0.6312253668</text:p>
          </table:table-cell>
          <table:table-cell office:value-type="float" office:value="0.463709677419355">
            <text:p>0.4637096774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634623198547531">
            <text:p>0.6346231985</text:p>
          </table:table-cell>
          <table:table-cell office:value-type="float" office:value="0.463709677419355">
            <text:p>0.4637096774</text:p>
          </table:table-cell>
          <table:table-cell/>
        </table:table-row>
        <table:table-row table:style-name="ro1">
          <table:table-cell office:value-type="string">
            <text:p>Time to train (in seconds): 74.162</text:p>
          </table:table-cell>
          <table:table-cell table:number-columns-repeated="3"/>
        </table:table-row>
        <table:table-row table:style-name="ro1">
          <table:table-cell office:value-type="string">
            <text:p>Training set accuracy: 0.5296495956873315</text:p>
          </table:table-cell>
          <table:table-cell table:number-columns-repeated="3"/>
        </table:table-row>
        <table:table-row table:style-name="ro1">
          <table:table-cell office:value-type="string">
            <text:p>Test set accuracy: 0.4637096774193548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02/18/2013</text:date>, <text:time>22:4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8T22:41:35</dc:date>
    <dc:creator>steve </dc:creator>
    <meta:generator>LibreOffice/3.4$Unix LibreOffice_project/340m1$Build-402</meta:generator>
    <meta:editing-duration>PT15S</meta:editing-duration>
    <meta:editing-cycles>1</meta:editing-cycles>
    <meta:document-statistic meta:table-count="1" meta:cell-count="15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92cm" svg:y="0.316cm" chart:style-name="ch2">
          <text:p>alpha=0.9, n=0.2, 64 hidden units (1)</text:p>
        </chart:title>
        <chart:legend chart:legend-position="end" svg:x="10.872cm" svg:y="3.753cm" style:legend-expansion="high" chart:style-name="ch3"/>
        <chart:plot-area chart:style-name="ch4" table:cell-range-address="Sheet1.A14:Sheet1.C513 Sheet1.B13:Sheet1.C13" chart:data-source-has-labels="row" svg:x="0.77cm" svg:y="1.635cm" svg:width="9.462cm" svg:height="6.765cm">
          <chartooo:coordinate-region svg:x="1.497cm" svg:y="1.835cm" svg:width="8.455cm" svg:height="5.918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4:Sheet1.B513" chart:label-cell-address="Sheet1.B13:Sheet1.B13" chart:class="chart:scatter">
            <chart:domain table:cell-range-address="Sheet1.A14:Sheet1.A513"/>
            <chart:data-point chart:repeated="500"/>
          </chart:series>
          <chart:series chart:style-name="ch8" chart:values-cell-range-address="Sheet1.C14:Sheet1.C513" chart:label-cell-address="Sheet1.C13:Sheet1.C13" chart:class="chart:scatter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Training MSE</text:p>
                <draw:g>
                  <svg:desc>Sheet1.B13:Sheet1.B13</svg:desc>
                </draw:g>
              </table:table-cell>
              <table:table-cell office:value-type="string">
                <text:p> Validation Classification Accuracy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4:Sheet1.A513</svg:desc>
                </draw:g>
              </table:table-cell>
              <table:table-cell office:value-type="float" office:value="0.97194033165517">
                <text:p>0.97194033165517</text:p>
                <draw:g>
                  <svg:desc>Sheet1.B14:Sheet1.B513</svg:desc>
                </draw:g>
              </table:table-cell>
              <table:table-cell office:value-type="float" office:value="0.209677419354839">
                <text:p>0.209677419354839</text:p>
                <draw:g>
                  <svg:desc>Sheet1.C14:Sheet1.C5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47996253178144">
                <text:p>0.847996253178144</text:p>
              </table:table-cell>
              <table:table-cell office:value-type="float" office:value="0.32258064516129">
                <text:p>0.32258064516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87223119582598">
                <text:p>0.787223119582598</text:p>
              </table:table-cell>
              <table:table-cell office:value-type="float" office:value="0.32258064516129">
                <text:p>0.322580645161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43435782613256">
                <text:p>0.743435782613256</text:p>
              </table:table-cell>
              <table:table-cell office:value-type="float" office:value="0.362903225806452">
                <text:p>0.3629032258064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86939367878651">
                <text:p>0.686939367878651</text:p>
              </table:table-cell>
              <table:table-cell office:value-type="float" office:value="0.383064516129032">
                <text:p>0.3830645161290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67367676012937">
                <text:p>0.667367676012937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44427251225037">
                <text:p>0.644427251225037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20079427735731">
                <text:p>0.620079427735731</text:p>
              </table:table-cell>
              <table:table-cell office:value-type="float" office:value="0.383064516129032">
                <text:p>0.383064516129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99951533064754">
                <text:p>0.599951533064754</text:p>
              </table:table-cell>
              <table:table-cell office:value-type="float" office:value="0.439516129032258">
                <text:p>0.4395161290322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01675411649196">
                <text:p>0.601675411649196</text:p>
              </table:table-cell>
              <table:table-cell office:value-type="float" office:value="0.467741935483871">
                <text:p>0.4677419354838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03028678909833">
                <text:p>0.603028678909833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558771693272438">
                <text:p>0.558771693272438</text:p>
              </table:table-cell>
              <table:table-cell office:value-type="float" office:value="0.528225806451613">
                <text:p>0.5282258064516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555120707985797">
                <text:p>0.555120707985797</text:p>
              </table:table-cell>
              <table:table-cell office:value-type="float" office:value="0.471774193548387">
                <text:p>0.4717741935483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526337426147647">
                <text:p>0.526337426147647</text:p>
              </table:table-cell>
              <table:table-cell office:value-type="float" office:value="0.556451612903226">
                <text:p>0.5564516129032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527928148337695">
                <text:p>0.527928148337695</text:p>
              </table:table-cell>
              <table:table-cell office:value-type="float" office:value="0.556451612903226">
                <text:p>0.5564516129032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09529897108241">
                <text:p>0.509529897108241</text:p>
              </table:table-cell>
              <table:table-cell office:value-type="float" office:value="0.584677419354839">
                <text:p>0.5846774193548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495700634577676">
                <text:p>0.495700634577676</text:p>
              </table:table-cell>
              <table:table-cell office:value-type="float" office:value="0.592741935483871">
                <text:p>0.5927419354838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94276142788072">
                <text:p>0.494276142788072</text:p>
              </table:table-cell>
              <table:table-cell office:value-type="float" office:value="0.588709677419355">
                <text:p>0.5887096774193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67784976031317">
                <text:p>0.467784976031317</text:p>
              </table:table-cell>
              <table:table-cell office:value-type="float" office:value="0.592741935483871">
                <text:p>0.5927419354838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736946360229">
                <text:p>0.4736946360229</text:p>
              </table:table-cell>
              <table:table-cell office:value-type="float" office:value="0.596774193548387">
                <text:p>0.5967741935483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88315283561285">
                <text:p>0.488315283561285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36461041782358">
                <text:p>0.436461041782358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403212679034998">
                <text:p>0.403212679034998</text:p>
              </table:table-cell>
              <table:table-cell office:value-type="float" office:value="0.600806451612903">
                <text:p>0.6008064516129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424883319854719">
                <text:p>0.424883319854719</text:p>
              </table:table-cell>
              <table:table-cell office:value-type="float" office:value="0.596774193548387">
                <text:p>0.5967741935483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29764621519577">
                <text:p>0.429764621519577</text:p>
              </table:table-cell>
              <table:table-cell office:value-type="float" office:value="0.620967741935484">
                <text:p>0.6209677419354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438346457806083">
                <text:p>0.438346457806083</text:p>
              </table:table-cell>
              <table:table-cell office:value-type="float" office:value="0.620967741935484">
                <text:p>0.6209677419354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454920141811602">
                <text:p>0.454920141811602</text:p>
              </table:table-cell>
              <table:table-cell office:value-type="float" office:value="0.576612903225807">
                <text:p>0.5766129032258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484627156211302">
                <text:p>0.484627156211302</text:p>
              </table:table-cell>
              <table:table-cell office:value-type="float" office:value="0.588709677419355">
                <text:p>0.5887096774193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99071174012961">
                <text:p>0.499071174012961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519303737052131">
                <text:p>0.519303737052131</text:p>
              </table:table-cell>
              <table:table-cell office:value-type="float" office:value="0.568548387096774">
                <text:p>0.5685483870967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518780715229051">
                <text:p>0.518780715229051</text:p>
              </table:table-cell>
              <table:table-cell office:value-type="float" office:value="0.576612903225807">
                <text:p>0.5766129032258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505481956423991">
                <text:p>0.505481956423991</text:p>
              </table:table-cell>
              <table:table-cell office:value-type="float" office:value="0.620967741935484">
                <text:p>0.6209677419354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73582706134077">
                <text:p>0.473582706134077</text:p>
              </table:table-cell>
              <table:table-cell office:value-type="float" office:value="0.637096774193548">
                <text:p>0.6370967741935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521739034716659">
                <text:p>0.521739034716659</text:p>
              </table:table-cell>
              <table:table-cell office:value-type="float" office:value="0.67741935483871">
                <text:p>0.677419354838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571308301565053">
                <text:p>0.571308301565053</text:p>
              </table:table-cell>
              <table:table-cell office:value-type="float" office:value="0.604838709677419">
                <text:p>0.6048387096774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551837032062074">
                <text:p>0.551837032062074</text:p>
              </table:table-cell>
              <table:table-cell office:value-type="float" office:value="0.564516129032258">
                <text:p>0.5645161290322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08545254725695">
                <text:p>0.608545254725695</text:p>
              </table:table-cell>
              <table:table-cell office:value-type="float" office:value="0.616935483870968">
                <text:p>0.6169354838709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621161124513489">
                <text:p>0.621161124513489</text:p>
              </table:table-cell>
              <table:table-cell office:value-type="float" office:value="0.544354838709677">
                <text:p>0.5443548387096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561967867526503">
                <text:p>0.561967867526503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515663073367452">
                <text:p>0.515663073367452</text:p>
              </table:table-cell>
              <table:table-cell office:value-type="float" office:value="0.616935483870968">
                <text:p>0.6169354838709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93598384426898">
                <text:p>0.493598384426898</text:p>
              </table:table-cell>
              <table:table-cell office:value-type="float" office:value="0.608870967741936">
                <text:p>0.6088709677419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504827207369228">
                <text:p>0.504827207369228</text:p>
              </table:table-cell>
              <table:table-cell office:value-type="float" office:value="0.629032258064516">
                <text:p>0.6290322580645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468094476726796">
                <text:p>0.468094476726796</text:p>
              </table:table-cell>
              <table:table-cell office:value-type="float" office:value="0.600806451612903">
                <text:p>0.6008064516129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550384717377321">
                <text:p>0.550384717377321</text:p>
              </table:table-cell>
              <table:table-cell office:value-type="float" office:value="0.633064516129032">
                <text:p>0.6330645161290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532116001259606">
                <text:p>0.532116001259606</text:p>
              </table:table-cell>
              <table:table-cell office:value-type="float" office:value="0.596774193548387">
                <text:p>0.5967741935483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84282306323704">
                <text:p>0.484282306323704</text:p>
              </table:table-cell>
              <table:table-cell office:value-type="float" office:value="0.653225806451613">
                <text:p>0.6532258064516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513785967145703">
                <text:p>0.513785967145703</text:p>
              </table:table-cell>
              <table:table-cell office:value-type="float" office:value="0.564516129032258">
                <text:p>0.5645161290322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529717021016809">
                <text:p>0.529717021016809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543494902615531">
                <text:p>0.543494902615531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530812659425744">
                <text:p>0.530812659425744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500431335447075">
                <text:p>0.500431335447075</text:p>
              </table:table-cell>
              <table:table-cell office:value-type="float" office:value="0.637096774193548">
                <text:p>0.6370967741935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50535238257174">
                <text:p>0.50535238257174</text:p>
              </table:table-cell>
              <table:table-cell office:value-type="float" office:value="0.596774193548387">
                <text:p>0.5967741935483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551913650950563">
                <text:p>0.551913650950563</text:p>
              </table:table-cell>
              <table:table-cell office:value-type="float" office:value="0.633064516129032">
                <text:p>0.6330645161290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525446859462234">
                <text:p>0.525446859462234</text:p>
              </table:table-cell>
              <table:table-cell office:value-type="float" office:value="0.608870967741936">
                <text:p>0.6088709677419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548490812836698">
                <text:p>0.548490812836698</text:p>
              </table:table-cell>
              <table:table-cell office:value-type="float" office:value="0.620967741935484">
                <text:p>0.6209677419354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517052822579501">
                <text:p>0.517052822579501</text:p>
              </table:table-cell>
              <table:table-cell office:value-type="float" office:value="0.633064516129032">
                <text:p>0.6330645161290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516468618882799">
                <text:p>0.516468618882799</text:p>
              </table:table-cell>
              <table:table-cell office:value-type="float" office:value="0.673387096774194">
                <text:p>0.6733870967741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46128909718544">
                <text:p>0.46128909718544</text:p>
              </table:table-cell>
              <table:table-cell office:value-type="float" office:value="0.633064516129032">
                <text:p>0.6330645161290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508763184248216">
                <text:p>0.508763184248216</text:p>
              </table:table-cell>
              <table:table-cell office:value-type="float" office:value="0.608870967741936">
                <text:p>0.6088709677419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17145719026252">
                <text:p>0.517145719026252</text:p>
              </table:table-cell>
              <table:table-cell office:value-type="float" office:value="0.637096774193548">
                <text:p>0.6370967741935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458245913109811">
                <text:p>0.458245913109811</text:p>
              </table:table-cell>
              <table:table-cell office:value-type="float" office:value="0.653225806451613">
                <text:p>0.6532258064516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475573657483155">
                <text:p>0.475573657483155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550940103783606">
                <text:p>0.550940103783606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559595176790631">
                <text:p>0.559595176790631</text:p>
              </table:table-cell>
              <table:table-cell office:value-type="float" office:value="0.520161290322581">
                <text:p>0.5201612903225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00111751152039">
                <text:p>0.600111751152039</text:p>
              </table:table-cell>
              <table:table-cell office:value-type="float" office:value="0.495967741935484">
                <text:p>0.4959677419354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53642412912898">
                <text:p>0.53642412912898</text:p>
              </table:table-cell>
              <table:table-cell office:value-type="float" office:value="0.540322580645161">
                <text:p>0.5403225806451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534451912950661">
                <text:p>0.534451912950661</text:p>
              </table:table-cell>
              <table:table-cell office:value-type="float" office:value="0.67741935483871">
                <text:p>0.677419354838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520617523935232">
                <text:p>0.520617523935232</text:p>
              </table:table-cell>
              <table:table-cell office:value-type="float" office:value="0.556451612903226">
                <text:p>0.5564516129032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500380827975552">
                <text:p>0.500380827975552</text:p>
              </table:table-cell>
              <table:table-cell office:value-type="float" office:value="0.592741935483871">
                <text:p>0.5927419354838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471464705495339">
                <text:p>0.471464705495339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549840809324676">
                <text:p>0.549840809324676</text:p>
              </table:table-cell>
              <table:table-cell office:value-type="float" office:value="0.564516129032258">
                <text:p>0.5645161290322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506548765738562">
                <text:p>0.506548765738562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506653786517499">
                <text:p>0.506653786517499</text:p>
              </table:table-cell>
              <table:table-cell office:value-type="float" office:value="0.55241935483871">
                <text:p>0.552419354838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511112272347448">
                <text:p>0.511112272347448</text:p>
              </table:table-cell>
              <table:table-cell office:value-type="float" office:value="0.564516129032258">
                <text:p>0.5645161290322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530720726129523">
                <text:p>0.530720726129523</text:p>
              </table:table-cell>
              <table:table-cell office:value-type="float" office:value="0.443548387096774">
                <text:p>0.4435483870967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503832213359014">
                <text:p>0.503832213359014</text:p>
              </table:table-cell>
              <table:table-cell office:value-type="float" office:value="0.661290322580645">
                <text:p>0.6612903225806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457827481290877">
                <text:p>0.457827481290877</text:p>
              </table:table-cell>
              <table:table-cell office:value-type="float" office:value="0.592741935483871">
                <text:p>0.5927419354838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500636248679953">
                <text:p>0.500636248679953</text:p>
              </table:table-cell>
              <table:table-cell office:value-type="float" office:value="0.608870967741936">
                <text:p>0.6088709677419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503846050978097">
                <text:p>0.503846050978097</text:p>
              </table:table-cell>
              <table:table-cell office:value-type="float" office:value="0.616935483870968">
                <text:p>0.6169354838709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535250860596096">
                <text:p>0.535250860596096</text:p>
              </table:table-cell>
              <table:table-cell office:value-type="float" office:value="0.544354838709677">
                <text:p>0.5443548387096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52132846957801">
                <text:p>0.52132846957801</text:p>
              </table:table-cell>
              <table:table-cell office:value-type="float" office:value="0.629032258064516">
                <text:p>0.6290322580645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462179080445906">
                <text:p>0.462179080445906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535813222004344">
                <text:p>0.535813222004344</text:p>
              </table:table-cell>
              <table:table-cell office:value-type="float" office:value="0.616935483870968">
                <text:p>0.6169354838709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465204628484707">
                <text:p>0.465204628484707</text:p>
              </table:table-cell>
              <table:table-cell office:value-type="float" office:value="0.495967741935484">
                <text:p>0.4959677419354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53236172848717">
                <text:p>0.53236172848717</text:p>
              </table:table-cell>
              <table:table-cell office:value-type="float" office:value="0.616935483870968">
                <text:p>0.6169354838709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487146384264537">
                <text:p>0.487146384264537</text:p>
              </table:table-cell>
              <table:table-cell office:value-type="float" office:value="0.604838709677419">
                <text:p>0.6048387096774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568226088470455">
                <text:p>0.568226088470455</text:p>
              </table:table-cell>
              <table:table-cell office:value-type="float" office:value="0.560483870967742">
                <text:p>0.5604838709677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540646288818114">
                <text:p>0.540646288818114</text:p>
              </table:table-cell>
              <table:table-cell office:value-type="float" office:value="0.588709677419355">
                <text:p>0.5887096774193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510821980930467">
                <text:p>0.510821980930467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533072703623935">
                <text:p>0.533072703623935</text:p>
              </table:table-cell>
              <table:table-cell office:value-type="float" office:value="0.633064516129032">
                <text:p>0.6330645161290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524390705006453">
                <text:p>0.524390705006453</text:p>
              </table:table-cell>
              <table:table-cell office:value-type="float" office:value="0.512096774193548">
                <text:p>0.5120967741935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540755062390802">
                <text:p>0.540755062390802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5402731836499">
                <text:p>0.5402731836499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559902779091388">
                <text:p>0.559902779091388</text:p>
              </table:table-cell>
              <table:table-cell office:value-type="float" office:value="0.536290322580645">
                <text:p>0.5362903225806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56205879398145">
                <text:p>0.56205879398145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594358741429954">
                <text:p>0.594358741429954</text:p>
              </table:table-cell>
              <table:table-cell office:value-type="float" office:value="0.532258064516129">
                <text:p>0.5322580645161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540836231137003">
                <text:p>0.540836231137003</text:p>
              </table:table-cell>
              <table:table-cell office:value-type="float" office:value="0.560483870967742">
                <text:p>0.5604838709677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580215688391648">
                <text:p>0.580215688391648</text:p>
              </table:table-cell>
              <table:table-cell office:value-type="float" office:value="0.512096774193548">
                <text:p>0.5120967741935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574267671786074">
                <text:p>0.574267671786074</text:p>
              </table:table-cell>
              <table:table-cell office:value-type="float" office:value="0.516129032258065">
                <text:p>0.5161290322580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550324699016783">
                <text:p>0.550324699016783</text:p>
              </table:table-cell>
              <table:table-cell office:value-type="float" office:value="0.528225806451613">
                <text:p>0.5282258064516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52224264788334">
                <text:p>0.52224264788334</text:p>
              </table:table-cell>
              <table:table-cell office:value-type="float" office:value="0.544354838709677">
                <text:p>0.5443548387096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523836187251005">
                <text:p>0.523836187251005</text:p>
              </table:table-cell>
              <table:table-cell office:value-type="float" office:value="0.584677419354839">
                <text:p>0.5846774193548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513637066751685">
                <text:p>0.513637066751685</text:p>
              </table:table-cell>
              <table:table-cell office:value-type="float" office:value="0.55241935483871">
                <text:p>0.552419354838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520308896540697">
                <text:p>0.520308896540697</text:p>
              </table:table-cell>
              <table:table-cell office:value-type="float" office:value="0.528225806451613">
                <text:p>0.5282258064516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501021854571209">
                <text:p>0.501021854571209</text:p>
              </table:table-cell>
              <table:table-cell office:value-type="float" office:value="0.512096774193548">
                <text:p>0.5120967741935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531364638439679">
                <text:p>0.531364638439679</text:p>
              </table:table-cell>
              <table:table-cell office:value-type="float" office:value="0.560483870967742">
                <text:p>0.5604838709677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592438973022206">
                <text:p>0.592438973022206</text:p>
              </table:table-cell>
              <table:table-cell office:value-type="float" office:value="0.560483870967742">
                <text:p>0.5604838709677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520433040573667">
                <text:p>0.520433040573667</text:p>
              </table:table-cell>
              <table:table-cell office:value-type="float" office:value="0.596774193548387">
                <text:p>0.5967741935483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53566763305249">
                <text:p>0.53566763305249</text:p>
              </table:table-cell>
              <table:table-cell office:value-type="float" office:value="0.568548387096774">
                <text:p>0.5685483870967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545508102191227">
                <text:p>0.545508102191227</text:p>
              </table:table-cell>
              <table:table-cell office:value-type="float" office:value="0.512096774193548">
                <text:p>0.5120967741935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575287619195408">
                <text:p>0.575287619195408</text:p>
              </table:table-cell>
              <table:table-cell office:value-type="float" office:value="0.576612903225807">
                <text:p>0.5766129032258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565512089617148">
                <text:p>0.565512089617148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503233815882444">
                <text:p>0.503233815882444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58405416258452">
                <text:p>0.58405416258452</text:p>
              </table:table-cell>
              <table:table-cell office:value-type="float" office:value="0.504032258064516">
                <text:p>0.5040322580645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583379649297518">
                <text:p>0.583379649297518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571992080120961">
                <text:p>0.571992080120961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603625275492169">
                <text:p>0.603625275492169</text:p>
              </table:table-cell>
              <table:table-cell office:value-type="float" office:value="0.588709677419355">
                <text:p>0.5887096774193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514023821772006">
                <text:p>0.514023821772006</text:p>
              </table:table-cell>
              <table:table-cell office:value-type="float" office:value="0.637096774193548">
                <text:p>0.6370967741935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580412601511321">
                <text:p>0.580412601511321</text:p>
              </table:table-cell>
              <table:table-cell office:value-type="float" office:value="0.592741935483871">
                <text:p>0.5927419354838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570120872976822">
                <text:p>0.570120872976822</text:p>
              </table:table-cell>
              <table:table-cell office:value-type="float" office:value="0.637096774193548">
                <text:p>0.6370967741935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571656847047406">
                <text:p>0.571656847047406</text:p>
              </table:table-cell>
              <table:table-cell office:value-type="float" office:value="0.576612903225807">
                <text:p>0.5766129032258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529343377624903">
                <text:p>0.529343377624903</text:p>
              </table:table-cell>
              <table:table-cell office:value-type="float" office:value="0.556451612903226">
                <text:p>0.5564516129032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529019967725092">
                <text:p>0.529019967725092</text:p>
              </table:table-cell>
              <table:table-cell office:value-type="float" office:value="0.564516129032258">
                <text:p>0.5645161290322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53593186857821">
                <text:p>0.53593186857821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02429913930226">
                <text:p>0.602429913930226</text:p>
              </table:table-cell>
              <table:table-cell office:value-type="float" office:value="0.564516129032258">
                <text:p>0.5645161290322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540137335632997">
                <text:p>0.540137335632997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532086270493621">
                <text:p>0.532086270493621</text:p>
              </table:table-cell>
              <table:table-cell office:value-type="float" office:value="0.608870967741936">
                <text:p>0.6088709677419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555065009170739">
                <text:p>0.555065009170739</text:p>
              </table:table-cell>
              <table:table-cell office:value-type="float" office:value="0.588709677419355">
                <text:p>0.5887096774193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592070809321861">
                <text:p>0.592070809321861</text:p>
              </table:table-cell>
              <table:table-cell office:value-type="float" office:value="0.508064516129032">
                <text:p>0.5080645161290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44810315581684">
                <text:p>0.644810315581684</text:p>
              </table:table-cell>
              <table:table-cell office:value-type="float" office:value="0.556451612903226">
                <text:p>0.5564516129032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580052236510973">
                <text:p>0.580052236510973</text:p>
              </table:table-cell>
              <table:table-cell office:value-type="float" office:value="0.512096774193548">
                <text:p>0.5120967741935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62319706456335">
                <text:p>0.62319706456335</text:p>
              </table:table-cell>
              <table:table-cell office:value-type="float" office:value="0.491935483870968">
                <text:p>0.4919354838709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621562093669382">
                <text:p>0.621562093669382</text:p>
              </table:table-cell>
              <table:table-cell office:value-type="float" office:value="0.516129032258065">
                <text:p>0.5161290322580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566299529797872">
                <text:p>0.566299529797872</text:p>
              </table:table-cell>
              <table:table-cell office:value-type="float" office:value="0.536290322580645">
                <text:p>0.5362903225806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526218627673867">
                <text:p>0.526218627673867</text:p>
              </table:table-cell>
              <table:table-cell office:value-type="float" office:value="0.475806451612903">
                <text:p>0.4758064516129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576921715936821">
                <text:p>0.576921715936821</text:p>
              </table:table-cell>
              <table:table-cell office:value-type="float" office:value="0.512096774193548">
                <text:p>0.5120967741935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640748532590002">
                <text:p>0.640748532590002</text:p>
              </table:table-cell>
              <table:table-cell office:value-type="float" office:value="0.491935483870968">
                <text:p>0.4919354838709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607959351680167">
                <text:p>0.607959351680167</text:p>
              </table:table-cell>
              <table:table-cell office:value-type="float" office:value="0.55241935483871">
                <text:p>0.5524193548387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605644880470272">
                <text:p>0.605644880470272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37738410861968">
                <text:p>0.637738410861968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632086024147418">
                <text:p>0.632086024147418</text:p>
              </table:table-cell>
              <table:table-cell office:value-type="float" office:value="0.439516129032258">
                <text:p>0.4395161290322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619895253504068">
                <text:p>0.619895253504068</text:p>
              </table:table-cell>
              <table:table-cell office:value-type="float" office:value="0.463709677419355">
                <text:p>0.4637096774193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660521863143493">
                <text:p>0.660521863143493</text:p>
              </table:table-cell>
              <table:table-cell office:value-type="float" office:value="0.528225806451613">
                <text:p>0.5282258064516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645007041802692">
                <text:p>0.645007041802692</text:p>
              </table:table-cell>
              <table:table-cell office:value-type="float" office:value="0.431451612903226">
                <text:p>0.4314516129032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83580541809699">
                <text:p>0.683580541809699</text:p>
              </table:table-cell>
              <table:table-cell office:value-type="float" office:value="0.491935483870968">
                <text:p>0.4919354838709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62323801181893">
                <text:p>0.62323801181893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658207895707818">
                <text:p>0.658207895707818</text:p>
              </table:table-cell>
              <table:table-cell office:value-type="float" office:value="0.491935483870968">
                <text:p>0.4919354838709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626464310250424">
                <text:p>0.626464310250424</text:p>
              </table:table-cell>
              <table:table-cell office:value-type="float" office:value="0.504032258064516">
                <text:p>0.5040322580645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669166410517819">
                <text:p>0.669166410517819</text:p>
              </table:table-cell>
              <table:table-cell office:value-type="float" office:value="0.487903225806452">
                <text:p>0.4879032258064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54487919995288">
                <text:p>0.654487919995288</text:p>
              </table:table-cell>
              <table:table-cell office:value-type="float" office:value="0.600806451612903">
                <text:p>0.6008064516129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623676354764293">
                <text:p>0.623676354764293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635004866300848">
                <text:p>0.635004866300848</text:p>
              </table:table-cell>
              <table:table-cell office:value-type="float" office:value="0.487903225806452">
                <text:p>0.4879032258064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723408099018987">
                <text:p>0.723408099018987</text:p>
              </table:table-cell>
              <table:table-cell office:value-type="float" office:value="0.346774193548387">
                <text:p>0.34677419354838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706060707425271">
                <text:p>0.706060707425271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67089874993438">
                <text:p>0.667089874993438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672396735712791">
                <text:p>0.672396735712791</text:p>
              </table:table-cell>
              <table:table-cell office:value-type="float" office:value="0.370967741935484">
                <text:p>0.3709677419354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654637963202826">
                <text:p>0.654637963202826</text:p>
              </table:table-cell>
              <table:table-cell office:value-type="float" office:value="0.483870967741936">
                <text:p>0.4838709677419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640793902051035">
                <text:p>0.640793902051035</text:p>
              </table:table-cell>
              <table:table-cell office:value-type="float" office:value="0.463709677419355">
                <text:p>0.4637096774193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650377608721369">
                <text:p>0.650377608721369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59900179430963">
                <text:p>0.659900179430963</text:p>
              </table:table-cell>
              <table:table-cell office:value-type="float" office:value="0.463709677419355">
                <text:p>0.4637096774193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646940191387175">
                <text:p>0.646940191387175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620622619116408">
                <text:p>0.620622619116408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643322097340774">
                <text:p>0.643322097340774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643354350969466">
                <text:p>0.643354350969466</text:p>
              </table:table-cell>
              <table:table-cell office:value-type="float" office:value="0.439516129032258">
                <text:p>0.4395161290322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609207704836799">
                <text:p>0.609207704836799</text:p>
              </table:table-cell>
              <table:table-cell office:value-type="float" office:value="0.467741935483871">
                <text:p>0.4677419354838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636096390214885">
                <text:p>0.636096390214885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631483755251401">
                <text:p>0.631483755251401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629460644812977">
                <text:p>0.629460644812977</text:p>
              </table:table-cell>
              <table:table-cell office:value-type="float" office:value="0.504032258064516">
                <text:p>0.5040322580645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616167995665126">
                <text:p>0.61616799566512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590040830711186">
                <text:p>0.590040830711186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596293135143786">
                <text:p>0.596293135143786</text:p>
              </table:table-cell>
              <table:table-cell office:value-type="float" office:value="0.475806451612903">
                <text:p>0.4758064516129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587718620085911">
                <text:p>0.587718620085911</text:p>
              </table:table-cell>
              <table:table-cell office:value-type="float" office:value="0.467741935483871">
                <text:p>0.4677419354838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591334049471572">
                <text:p>0.591334049471572</text:p>
              </table:table-cell>
              <table:table-cell office:value-type="float" office:value="0.44758064516129">
                <text:p>0.447580645161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634838794024879">
                <text:p>0.634838794024879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660840962407287">
                <text:p>0.660840962407287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598812483575125">
                <text:p>0.598812483575125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608123485979683">
                <text:p>0.608123485979683</text:p>
              </table:table-cell>
              <table:table-cell office:value-type="float" office:value="0.463709677419355">
                <text:p>0.4637096774193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624394765056453">
                <text:p>0.624394765056453</text:p>
              </table:table-cell>
              <table:table-cell office:value-type="float" office:value="0.44758064516129">
                <text:p>0.447580645161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611453359363571">
                <text:p>0.611453359363571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637676220446016">
                <text:p>0.637676220446016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655512004871411">
                <text:p>0.655512004871411</text:p>
              </table:table-cell>
              <table:table-cell office:value-type="float" office:value="0.439516129032258">
                <text:p>0.4395161290322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624680669197012">
                <text:p>0.624680669197012</text:p>
              </table:table-cell>
              <table:table-cell office:value-type="float" office:value="0.431451612903226">
                <text:p>0.4314516129032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61934559608593">
                <text:p>0.61934559608593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620623799224446">
                <text:p>0.620623799224446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627836036629813">
                <text:p>0.627836036629813</text:p>
              </table:table-cell>
              <table:table-cell office:value-type="float" office:value="0.439516129032258">
                <text:p>0.43951612903225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611367264497076">
                <text:p>0.611367264497076</text:p>
              </table:table-cell>
              <table:table-cell office:value-type="float" office:value="0.479838709677419">
                <text:p>0.4798387096774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624694220706498">
                <text:p>0.624694220706498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6038921055761">
                <text:p>0.6038921055761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581353975873137">
                <text:p>0.581353975873137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63138782799721">
                <text:p>0.63138782799721</text:p>
              </table:table-cell>
              <table:table-cell office:value-type="float" office:value="0.431451612903226">
                <text:p>0.4314516129032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690961751932066">
                <text:p>0.690961751932066</text:p>
              </table:table-cell>
              <table:table-cell office:value-type="float" office:value="0.431451612903226">
                <text:p>0.4314516129032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681669745571908">
                <text:p>0.681669745571908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668251335478427">
                <text:p>0.668251335478427</text:p>
              </table:table-cell>
              <table:table-cell office:value-type="float" office:value="0.383064516129032">
                <text:p>0.3830645161290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687408660518831">
                <text:p>0.687408660518831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758730746494347">
                <text:p>0.758730746494347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740782760209237">
                <text:p>0.740782760209237</text:p>
              </table:table-cell>
              <table:table-cell office:value-type="float" office:value="0.346774193548387">
                <text:p>0.3467741935483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736988601243568">
                <text:p>0.736988601243568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735736674984372">
                <text:p>0.735736674984372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666121251095284">
                <text:p>0.666121251095284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673657518831849">
                <text:p>0.673657518831849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656441024484663">
                <text:p>0.656441024484663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65806229582603">
                <text:p>0.65806229582603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621526187283967">
                <text:p>0.621526187283967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665650362190479">
                <text:p>0.665650362190479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62114074892936">
                <text:p>0.62114074892936</text:p>
              </table:table-cell>
              <table:table-cell office:value-type="float" office:value="0.443548387096774">
                <text:p>0.44354838709677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657808935861414">
                <text:p>0.657808935861414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624311915461159">
                <text:p>0.624311915461159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65551587695981">
                <text:p>0.65551587695981</text:p>
              </table:table-cell>
              <table:table-cell office:value-type="float" office:value="0.475806451612903">
                <text:p>0.4758064516129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664088498049124">
                <text:p>0.664088498049124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650319579018243">
                <text:p>0.650319579018243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693908923332293">
                <text:p>0.693908923332293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683024054197655">
                <text:p>0.683024054197655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653498457243101">
                <text:p>0.653498457243101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680465940343241">
                <text:p>0.680465940343241</text:p>
              </table:table-cell>
              <table:table-cell office:value-type="float" office:value="0.439516129032258">
                <text:p>0.4395161290322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66577147218936">
                <text:p>0.66577147218936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644305767176035">
                <text:p>0.644305767176035</text:p>
              </table:table-cell>
              <table:table-cell office:value-type="float" office:value="0.483870967741936">
                <text:p>0.4838709677419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668079406790601">
                <text:p>0.668079406790601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649866892533752">
                <text:p>0.649866892533752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665134476072817">
                <text:p>0.665134476072817</text:p>
              </table:table-cell>
              <table:table-cell office:value-type="float" office:value="0.431451612903226">
                <text:p>0.4314516129032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636766305493386">
                <text:p>0.636766305493386</text:p>
              </table:table-cell>
              <table:table-cell office:value-type="float" office:value="0.44758064516129">
                <text:p>0.447580645161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669553841820866">
                <text:p>0.669553841820866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65705105669838">
                <text:p>0.65705105669838</text:p>
              </table:table-cell>
              <table:table-cell office:value-type="float" office:value="0.44758064516129">
                <text:p>0.4475806451612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650135477308604">
                <text:p>0.650135477308604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652833706674265">
                <text:p>0.652833706674265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664147934606267">
                <text:p>0.664147934606267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652069860010587">
                <text:p>0.652069860010587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66761984797553">
                <text:p>0.66761984797553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657628498485756">
                <text:p>0.657628498485756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658393368217375">
                <text:p>0.658393368217375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642667459730097">
                <text:p>0.642667459730097</text:p>
              </table:table-cell>
              <table:table-cell office:value-type="float" office:value="0.471774193548387">
                <text:p>0.47177419354838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623680241095157">
                <text:p>0.623680241095157</text:p>
              </table:table-cell>
              <table:table-cell office:value-type="float" office:value="0.471774193548387">
                <text:p>0.47177419354838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61477843922021">
                <text:p>0.61477843922021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681532471718699">
                <text:p>0.681532471718699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640598422547137">
                <text:p>0.640598422547137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631851940079385">
                <text:p>0.631851940079385</text:p>
              </table:table-cell>
              <table:table-cell office:value-type="float" office:value="0.443548387096774">
                <text:p>0.44354838709677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663098246786766">
                <text:p>0.663098246786766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6688741370633">
                <text:p>0.6688741370633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642148448303452">
                <text:p>0.642148448303452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655801315676952">
                <text:p>0.655801315676952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664079147238086">
                <text:p>0.664079147238086</text:p>
              </table:table-cell>
              <table:table-cell office:value-type="float" office:value="0.463709677419355">
                <text:p>0.4637096774193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655714792805772">
                <text:p>0.655714792805772</text:p>
              </table:table-cell>
              <table:table-cell office:value-type="float" office:value="0.439516129032258">
                <text:p>0.43951612903225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647389152882375">
                <text:p>0.647389152882375</text:p>
              </table:table-cell>
              <table:table-cell office:value-type="float" office:value="0.471774193548387">
                <text:p>0.47177419354838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633883812837052">
                <text:p>0.633883812837052</text:p>
              </table:table-cell>
              <table:table-cell office:value-type="float" office:value="0.508064516129032">
                <text:p>0.5080645161290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619698477084115">
                <text:p>0.619698477084115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636373099708793">
                <text:p>0.636373099708793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646512864959">
                <text:p>0.646512864959</text:p>
              </table:table-cell>
              <table:table-cell office:value-type="float" office:value="0.439516129032258">
                <text:p>0.43951612903225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687343048486592">
                <text:p>0.687343048486592</text:p>
              </table:table-cell>
              <table:table-cell office:value-type="float" office:value="0.475806451612903">
                <text:p>0.47580645161290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670164296078512">
                <text:p>0.670164296078512</text:p>
              </table:table-cell>
              <table:table-cell office:value-type="float" office:value="0.479838709677419">
                <text:p>0.4798387096774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678233290434567">
                <text:p>0.678233290434567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38396248901287">
                <text:p>0.638396248901287</text:p>
              </table:table-cell>
              <table:table-cell office:value-type="float" office:value="0.495967741935484">
                <text:p>0.4959677419354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665083191737874">
                <text:p>0.665083191737874</text:p>
              </table:table-cell>
              <table:table-cell office:value-type="float" office:value="0.504032258064516">
                <text:p>0.5040322580645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645917809341232">
                <text:p>0.645917809341232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685254195241822">
                <text:p>0.685254195241822</text:p>
              </table:table-cell>
              <table:table-cell office:value-type="float" office:value="0.495967741935484">
                <text:p>0.49596774193548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65704672266607">
                <text:p>0.65704672266607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616957907260622">
                <text:p>0.616957907260622</text:p>
              </table:table-cell>
              <table:table-cell office:value-type="float" office:value="0.55241935483871">
                <text:p>0.5524193548387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634495189884664">
                <text:p>0.634495189884664</text:p>
              </table:table-cell>
              <table:table-cell office:value-type="float" office:value="0.483870967741936">
                <text:p>0.4838709677419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654059011676995">
                <text:p>0.654059011676995</text:p>
              </table:table-cell>
              <table:table-cell office:value-type="float" office:value="0.576612903225807">
                <text:p>0.57661290322580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649516661705416">
                <text:p>0.649516661705416</text:p>
              </table:table-cell>
              <table:table-cell office:value-type="float" office:value="0.576612903225807">
                <text:p>0.57661290322580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623908144398447">
                <text:p>0.623908144398447</text:p>
              </table:table-cell>
              <table:table-cell office:value-type="float" office:value="0.55241935483871">
                <text:p>0.5524193548387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630643949744501">
                <text:p>0.630643949744501</text:p>
              </table:table-cell>
              <table:table-cell office:value-type="float" office:value="0.487903225806452">
                <text:p>0.4879032258064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600435159919214">
                <text:p>0.600435159919214</text:p>
              </table:table-cell>
              <table:table-cell office:value-type="float" office:value="0.55241935483871">
                <text:p>0.552419354838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59346870212636">
                <text:p>0.59346870212636</text:p>
              </table:table-cell>
              <table:table-cell office:value-type="float" office:value="0.504032258064516">
                <text:p>0.5040322580645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62511902470302">
                <text:p>0.62511902470302</text:p>
              </table:table-cell>
              <table:table-cell office:value-type="float" office:value="0.475806451612903">
                <text:p>0.47580645161290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594784545160819">
                <text:p>0.594784545160819</text:p>
              </table:table-cell>
              <table:table-cell office:value-type="float" office:value="0.504032258064516">
                <text:p>0.5040322580645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611695794705734">
                <text:p>0.611695794705734</text:p>
              </table:table-cell>
              <table:table-cell office:value-type="float" office:value="0.512096774193548">
                <text:p>0.5120967741935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596802246307212">
                <text:p>0.596802246307212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659542488159575">
                <text:p>0.659542488159575</text:p>
              </table:table-cell>
              <table:table-cell office:value-type="float" office:value="0.508064516129032">
                <text:p>0.5080645161290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629857107692854">
                <text:p>0.629857107692854</text:p>
              </table:table-cell>
              <table:table-cell office:value-type="float" office:value="0.55241935483871">
                <text:p>0.5524193548387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637457587453563">
                <text:p>0.637457587453563</text:p>
              </table:table-cell>
              <table:table-cell office:value-type="float" office:value="0.536290322580645">
                <text:p>0.53629032258064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673645865638653">
                <text:p>0.673645865638653</text:p>
              </table:table-cell>
              <table:table-cell office:value-type="float" office:value="0.532258064516129">
                <text:p>0.53225806451612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639808820556536">
                <text:p>0.639808820556536</text:p>
              </table:table-cell>
              <table:table-cell office:value-type="float" office:value="0.592741935483871">
                <text:p>0.59274193548387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60261169858548">
                <text:p>0.60261169858548</text:p>
              </table:table-cell>
              <table:table-cell office:value-type="float" office:value="0.55241935483871">
                <text:p>0.552419354838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603378142663676">
                <text:p>0.603378142663676</text:p>
              </table:table-cell>
              <table:table-cell office:value-type="float" office:value="0.479838709677419">
                <text:p>0.4798387096774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637197783239369">
                <text:p>0.637197783239369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586441207577967">
                <text:p>0.586441207577967</text:p>
              </table:table-cell>
              <table:table-cell office:value-type="float" office:value="0.544354838709677">
                <text:p>0.54435483870967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621319836155686">
                <text:p>0.621319836155686</text:p>
              </table:table-cell>
              <table:table-cell office:value-type="float" office:value="0.568548387096774">
                <text:p>0.56854838709677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619277028085668">
                <text:p>0.619277028085668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620340341008746">
                <text:p>0.620340341008746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632504490480384">
                <text:p>0.632504490480384</text:p>
              </table:table-cell>
              <table:table-cell office:value-type="float" office:value="0.487903225806452">
                <text:p>0.48790322580645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645333223460348">
                <text:p>0.645333223460348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614621729330596">
                <text:p>0.614621729330596</text:p>
              </table:table-cell>
              <table:table-cell office:value-type="float" office:value="0.568548387096774">
                <text:p>0.56854838709677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58445898380808">
                <text:p>0.58445898380808</text:p>
              </table:table-cell>
              <table:table-cell office:value-type="float" office:value="0.504032258064516">
                <text:p>0.5040322580645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587151052034273">
                <text:p>0.587151052034273</text:p>
              </table:table-cell>
              <table:table-cell office:value-type="float" office:value="0.528225806451613">
                <text:p>0.52822580645161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591308906171357">
                <text:p>0.591308906171357</text:p>
              </table:table-cell>
              <table:table-cell office:value-type="float" office:value="0.504032258064516">
                <text:p>0.5040322580645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568197045735524">
                <text:p>0.568197045735524</text:p>
              </table:table-cell>
              <table:table-cell office:value-type="float" office:value="0.495967741935484">
                <text:p>0.4959677419354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620714458595804">
                <text:p>0.62071445859580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648788467787909">
                <text:p>0.648788467787909</text:p>
              </table:table-cell>
              <table:table-cell office:value-type="float" office:value="0.467741935483871">
                <text:p>0.46774193548387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646374993169932">
                <text:p>0.646374993169932</text:p>
              </table:table-cell>
              <table:table-cell office:value-type="float" office:value="0.443548387096774">
                <text:p>0.4435483870967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646420423066633">
                <text:p>0.646420423066633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580909632192517">
                <text:p>0.580909632192517</text:p>
              </table:table-cell>
              <table:table-cell office:value-type="float" office:value="0.532258064516129">
                <text:p>0.53225806451612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589508303551274">
                <text:p>0.589508303551274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630907342823691">
                <text:p>0.630907342823691</text:p>
              </table:table-cell>
              <table:table-cell office:value-type="float" office:value="0.479838709677419">
                <text:p>0.4798387096774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611109385094718">
                <text:p>0.611109385094718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587056486704656">
                <text:p>0.587056486704656</text:p>
              </table:table-cell>
              <table:table-cell office:value-type="float" office:value="0.560483870967742">
                <text:p>0.56048387096774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610081339666008">
                <text:p>0.610081339666008</text:p>
              </table:table-cell>
              <table:table-cell office:value-type="float" office:value="0.463709677419355">
                <text:p>0.4637096774193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629455533285624">
                <text:p>0.629455533285624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655399570478142">
                <text:p>0.655399570478142</text:p>
              </table:table-cell>
              <table:table-cell office:value-type="float" office:value="0.560483870967742">
                <text:p>0.56048387096774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66647618248331">
                <text:p>0.66647618248331</text:p>
              </table:table-cell>
              <table:table-cell office:value-type="float" office:value="0.475806451612903">
                <text:p>0.4758064516129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665347636358995">
                <text:p>0.665347636358995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674168853361679">
                <text:p>0.674168853361679</text:p>
              </table:table-cell>
              <table:table-cell office:value-type="float" office:value="0.495967741935484">
                <text:p>0.4959677419354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626238692603615">
                <text:p>0.626238692603615</text:p>
              </table:table-cell>
              <table:table-cell office:value-type="float" office:value="0.536290322580645">
                <text:p>0.5362903225806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629382032057767">
                <text:p>0.629382032057767</text:p>
              </table:table-cell>
              <table:table-cell office:value-type="float" office:value="0.528225806451613">
                <text:p>0.52822580645161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643913912004258">
                <text:p>0.643913912004258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589385016959581">
                <text:p>0.589385016959581</text:p>
              </table:table-cell>
              <table:table-cell office:value-type="float" office:value="0.564516129032258">
                <text:p>0.5645161290322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568225844926517">
                <text:p>0.568225844926517</text:p>
              </table:table-cell>
              <table:table-cell office:value-type="float" office:value="0.536290322580645">
                <text:p>0.53629032258064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576421567840467">
                <text:p>0.576421567840467</text:p>
              </table:table-cell>
              <table:table-cell office:value-type="float" office:value="0.520161290322581">
                <text:p>0.52016129032258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600686766066755">
                <text:p>0.600686766066755</text:p>
              </table:table-cell>
              <table:table-cell office:value-type="float" office:value="0.491935483870968">
                <text:p>0.49193548387096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57368906638427">
                <text:p>0.57368906638427</text:p>
              </table:table-cell>
              <table:table-cell office:value-type="float" office:value="0.536290322580645">
                <text:p>0.53629032258064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560162266640464">
                <text:p>0.560162266640464</text:p>
              </table:table-cell>
              <table:table-cell office:value-type="float" office:value="0.528225806451613">
                <text:p>0.5282258064516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633803203047353">
                <text:p>0.633803203047353</text:p>
              </table:table-cell>
              <table:table-cell office:value-type="float" office:value="0.516129032258065">
                <text:p>0.5161290322580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599839074652781">
                <text:p>0.599839074652781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586240279635788">
                <text:p>0.586240279635788</text:p>
              </table:table-cell>
              <table:table-cell office:value-type="float" office:value="0.544354838709677">
                <text:p>0.54435483870967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584628462889065">
                <text:p>0.584628462889065</text:p>
              </table:table-cell>
              <table:table-cell office:value-type="float" office:value="0.560483870967742">
                <text:p>0.56048387096774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579875928264805">
                <text:p>0.579875928264805</text:p>
              </table:table-cell>
              <table:table-cell office:value-type="float" office:value="0.536290322580645">
                <text:p>0.53629032258064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573819480649053">
                <text:p>0.573819480649053</text:p>
              </table:table-cell>
              <table:table-cell office:value-type="float" office:value="0.508064516129032">
                <text:p>0.5080645161290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601643496393939">
                <text:p>0.601643496393939</text:p>
              </table:table-cell>
              <table:table-cell office:value-type="float" office:value="0.520161290322581">
                <text:p>0.52016129032258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609369242129916">
                <text:p>0.609369242129916</text:p>
              </table:table-cell>
              <table:table-cell office:value-type="float" office:value="0.544354838709677">
                <text:p>0.54435483870967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611968942231856">
                <text:p>0.611968942231856</text:p>
              </table:table-cell>
              <table:table-cell office:value-type="float" office:value="0.540322580645161">
                <text:p>0.54032258064516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614926786984617">
                <text:p>0.614926786984617</text:p>
              </table:table-cell>
              <table:table-cell office:value-type="float" office:value="0.528225806451613">
                <text:p>0.5282258064516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586779328054897">
                <text:p>0.586779328054897</text:p>
              </table:table-cell>
              <table:table-cell office:value-type="float" office:value="0.520161290322581">
                <text:p>0.52016129032258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559550289693582">
                <text:p>0.559550289693582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572907367129146">
                <text:p>0.572907367129146</text:p>
              </table:table-cell>
              <table:table-cell office:value-type="float" office:value="0.540322580645161">
                <text:p>0.54032258064516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579030089015369">
                <text:p>0.579030089015369</text:p>
              </table:table-cell>
              <table:table-cell office:value-type="float" office:value="0.600806451612903">
                <text:p>0.60080645161290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581569150177429">
                <text:p>0.581569150177429</text:p>
              </table:table-cell>
              <table:table-cell office:value-type="float" office:value="0.584677419354839">
                <text:p>0.58467741935483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541489836970173">
                <text:p>0.541489836970173</text:p>
              </table:table-cell>
              <table:table-cell office:value-type="float" office:value="0.556451612903226">
                <text:p>0.55645161290322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538698384126438">
                <text:p>0.538698384126438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539744403532076">
                <text:p>0.539744403532076</text:p>
              </table:table-cell>
              <table:table-cell office:value-type="float" office:value="0.576612903225807">
                <text:p>0.57661290322580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568444389965213">
                <text:p>0.568444389965213</text:p>
              </table:table-cell>
              <table:table-cell office:value-type="float" office:value="0.576612903225807">
                <text:p>0.57661290322580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567658397574779">
                <text:p>0.567658397574779</text:p>
              </table:table-cell>
              <table:table-cell office:value-type="float" office:value="0.544354838709677">
                <text:p>0.54435483870967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584016735712761">
                <text:p>0.584016735712761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569747747368673">
                <text:p>0.569747747368673</text:p>
              </table:table-cell>
              <table:table-cell office:value-type="float" office:value="0.568548387096774">
                <text:p>0.56854838709677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606317519996563">
                <text:p>0.606317519996563</text:p>
              </table:table-cell>
              <table:table-cell office:value-type="float" office:value="0.576612903225807">
                <text:p>0.57661290322580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580871202230884">
                <text:p>0.580871202230884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587015628882206">
                <text:p>0.587015628882206</text:p>
              </table:table-cell>
              <table:table-cell office:value-type="float" office:value="0.608870967741936">
                <text:p>0.6088709677419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573888955960233">
                <text:p>0.573888955960233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5508462333165">
                <text:p>0.5508462333165</text:p>
              </table:table-cell>
              <table:table-cell office:value-type="float" office:value="0.564516129032258">
                <text:p>0.56451612903225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576140440542261">
                <text:p>0.576140440542261</text:p>
              </table:table-cell>
              <table:table-cell office:value-type="float" office:value="0.532258064516129">
                <text:p>0.53225806451612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581689844163217">
                <text:p>0.581689844163217</text:p>
              </table:table-cell>
              <table:table-cell office:value-type="float" office:value="0.55241935483871">
                <text:p>0.5524193548387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549649783159056">
                <text:p>0.549649783159056</text:p>
              </table:table-cell>
              <table:table-cell office:value-type="float" office:value="0.584677419354839">
                <text:p>0.58467741935483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581446010411367">
                <text:p>0.581446010411367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595816816983071">
                <text:p>0.595816816983071</text:p>
              </table:table-cell>
              <table:table-cell office:value-type="float" office:value="0.544354838709677">
                <text:p>0.54435483870967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590132725956821">
                <text:p>0.590132725956821</text:p>
              </table:table-cell>
              <table:table-cell office:value-type="float" office:value="0.55241935483871">
                <text:p>0.5524193548387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611473177069907">
                <text:p>0.611473177069907</text:p>
              </table:table-cell>
              <table:table-cell office:value-type="float" office:value="0.596774193548387">
                <text:p>0.59677419354838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594749806278102">
                <text:p>0.594749806278102</text:p>
              </table:table-cell>
              <table:table-cell office:value-type="float" office:value="0.55241935483871">
                <text:p>0.5524193548387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603541901986157">
                <text:p>0.603541901986157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61009616126769">
                <text:p>0.61009616126769</text:p>
              </table:table-cell>
              <table:table-cell office:value-type="float" office:value="0.532258064516129">
                <text:p>0.53225806451612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585696164600103">
                <text:p>0.585696164600103</text:p>
              </table:table-cell>
              <table:table-cell office:value-type="float" office:value="0.544354838709677">
                <text:p>0.54435483870967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650700605682452">
                <text:p>0.6507006056824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578479436320029">
                <text:p>0.578479436320029</text:p>
              </table:table-cell>
              <table:table-cell office:value-type="float" office:value="0.536290322580645">
                <text:p>0.5362903225806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590984147765393">
                <text:p>0.590984147765393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616937846571681">
                <text:p>0.616937846571681</text:p>
              </table:table-cell>
              <table:table-cell office:value-type="float" office:value="0.471774193548387">
                <text:p>0.47177419354838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642251048701589">
                <text:p>0.642251048701589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693352433478917">
                <text:p>0.693352433478917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624908045946772">
                <text:p>0.624908045946772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622113151347629">
                <text:p>0.622113151347629</text:p>
              </table:table-cell>
              <table:table-cell office:value-type="float" office:value="0.44758064516129">
                <text:p>0.4475806451612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667364564515226">
                <text:p>0.667364564515226</text:p>
              </table:table-cell>
              <table:table-cell office:value-type="float" office:value="0.366935483870968">
                <text:p>0.36693548387096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678333963270847">
                <text:p>0.678333963270847</text:p>
              </table:table-cell>
              <table:table-cell office:value-type="float" office:value="0.443548387096774">
                <text:p>0.44354838709677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643993519422224">
                <text:p>0.643993519422224</text:p>
              </table:table-cell>
              <table:table-cell office:value-type="float" office:value="0.471774193548387">
                <text:p>0.4717741935483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662780079971022">
                <text:p>0.662780079971022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627566056321303">
                <text:p>0.627566056321303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602799417361744">
                <text:p>0.602799417361744</text:p>
              </table:table-cell>
              <table:table-cell office:value-type="float" office:value="0.439516129032258">
                <text:p>0.43951612903225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621504825247682">
                <text:p>0.621504825247682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603207214834123">
                <text:p>0.603207214834123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630401429158997">
                <text:p>0.630401429158997</text:p>
              </table:table-cell>
              <table:table-cell office:value-type="float" office:value="0.443548387096774">
                <text:p>0.44354838709677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619318150503244">
                <text:p>0.619318150503244</text:p>
              </table:table-cell>
              <table:table-cell office:value-type="float" office:value="0.44758064516129">
                <text:p>0.4475806451612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600470143115542">
                <text:p>0.600470143115542</text:p>
              </table:table-cell>
              <table:table-cell office:value-type="float" office:value="0.439516129032258">
                <text:p>0.43951612903225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586429734295259">
                <text:p>0.586429734295259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579851505304251">
                <text:p>0.579851505304251</text:p>
              </table:table-cell>
              <table:table-cell office:value-type="float" office:value="0.475806451612903">
                <text:p>0.47580645161290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584061451514052">
                <text:p>0.584061451514052</text:p>
              </table:table-cell>
              <table:table-cell office:value-type="float" office:value="0.483870967741936">
                <text:p>0.48387096774193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594037032348619">
                <text:p>0.594037032348619</text:p>
              </table:table-cell>
              <table:table-cell office:value-type="float" office:value="0.491935483870968">
                <text:p>0.49193548387096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595076453808617">
                <text:p>0.595076453808617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603335818551496">
                <text:p>0.603335818551496</text:p>
              </table:table-cell>
              <table:table-cell office:value-type="float" office:value="0.483870967741936">
                <text:p>0.48387096774193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644416124758814">
                <text:p>0.644416124758814</text:p>
              </table:table-cell>
              <table:table-cell office:value-type="float" office:value="0.483870967741936">
                <text:p>0.48387096774193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672392399727365">
                <text:p>0.672392399727365</text:p>
              </table:table-cell>
              <table:table-cell office:value-type="float" office:value="0.44758064516129">
                <text:p>0.4475806451612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649712681896992">
                <text:p>0.649712681896992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623632062983491">
                <text:p>0.623632062983491</text:p>
              </table:table-cell>
              <table:table-cell office:value-type="float" office:value="0.467741935483871">
                <text:p>0.46774193548387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635435885755526">
                <text:p>0.635435885755526</text:p>
              </table:table-cell>
              <table:table-cell office:value-type="float" office:value="0.467741935483871">
                <text:p>0.46774193548387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620072383434308">
                <text:p>0.620072383434308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693802860646337">
                <text:p>0.693802860646337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662812956442108">
                <text:p>0.662812956442108</text:p>
              </table:table-cell>
              <table:table-cell office:value-type="float" office:value="0.443548387096774">
                <text:p>0.44354838709677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614966776135266">
                <text:p>0.614966776135266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606631827699555">
                <text:p>0.606631827699555</text:p>
              </table:table-cell>
              <table:table-cell office:value-type="float" office:value="0.443548387096774">
                <text:p>0.44354838709677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622287799739379">
                <text:p>0.622287799739379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584449743247108">
                <text:p>0.584449743247108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593878460174175">
                <text:p>0.593878460174175</text:p>
              </table:table-cell>
              <table:table-cell office:value-type="float" office:value="0.475806451612903">
                <text:p>0.47580645161290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595857094321703">
                <text:p>0.595857094321703</text:p>
              </table:table-cell>
              <table:table-cell office:value-type="float" office:value="0.471774193548387">
                <text:p>0.47177419354838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613847694070122">
                <text:p>0.613847694070122</text:p>
              </table:table-cell>
              <table:table-cell office:value-type="float" office:value="0.463709677419355">
                <text:p>0.46370967741935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61905261263343">
                <text:p>0.61905261263343</text:p>
              </table:table-cell>
              <table:table-cell office:value-type="float" office:value="0.504032258064516">
                <text:p>0.50403225806451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595067460183697">
                <text:p>0.595067460183697</text:p>
              </table:table-cell>
              <table:table-cell office:value-type="float" office:value="0.508064516129032">
                <text:p>0.50806451612903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579711166871287">
                <text:p>0.579711166871287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63657370203206">
                <text:p>0.63657370203206</text:p>
              </table:table-cell>
              <table:table-cell office:value-type="float" office:value="0.44758064516129">
                <text:p>0.4475806451612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602974204670891">
                <text:p>0.602974204670891</text:p>
              </table:table-cell>
              <table:table-cell office:value-type="float" office:value="0.439516129032258">
                <text:p>0.43951612903225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58260788438742">
                <text:p>0.58260788438742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601109004274622">
                <text:p>0.601109004274622</text:p>
              </table:table-cell>
              <table:table-cell office:value-type="float" office:value="0.479838709677419">
                <text:p>0.47983870967741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572976339725496">
                <text:p>0.572976339725496</text:p>
              </table:table-cell>
              <table:table-cell office:value-type="float" office:value="0.483870967741936">
                <text:p>0.48387096774193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574758550536119">
                <text:p>0.574758550536119</text:p>
              </table:table-cell>
              <table:table-cell office:value-type="float" office:value="0.487903225806452">
                <text:p>0.48790322580645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586004487830272">
                <text:p>0.586004487830272</text:p>
              </table:table-cell>
              <table:table-cell office:value-type="float" office:value="0.479838709677419">
                <text:p>0.47983870967741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579421710468656">
                <text:p>0.579421710468656</text:p>
              </table:table-cell>
              <table:table-cell office:value-type="float" office:value="0.475806451612903">
                <text:p>0.47580645161290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567780046497893">
                <text:p>0.567780046497893</text:p>
              </table:table-cell>
              <table:table-cell office:value-type="float" office:value="0.491935483870968">
                <text:p>0.49193548387096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630125716585978">
                <text:p>0.630125716585978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640235040351546">
                <text:p>0.640235040351546</text:p>
              </table:table-cell>
              <table:table-cell office:value-type="float" office:value="0.479838709677419">
                <text:p>0.47983870967741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652986166481091">
                <text:p>0.652986166481091</text:p>
              </table:table-cell>
              <table:table-cell office:value-type="float" office:value="0.463709677419355">
                <text:p>0.4637096774193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60444884788889">
                <text:p>0.60444884788889</text:p>
              </table:table-cell>
              <table:table-cell office:value-type="float" office:value="0.44758064516129">
                <text:p>0.4475806451612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606468652782159">
                <text:p>0.606468652782159</text:p>
              </table:table-cell>
              <table:table-cell office:value-type="float" office:value="0.516129032258065">
                <text:p>0.51612903225806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601029352637876">
                <text:p>0.601029352637876</text:p>
              </table:table-cell>
              <table:table-cell office:value-type="float" office:value="0.487903225806452">
                <text:p>0.4879032258064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633926912966569">
                <text:p>0.633926912966569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653606820556494">
                <text:p>0.653606820556494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63798570595805">
                <text:p>0.63798570595805</text:p>
              </table:table-cell>
              <table:table-cell office:value-type="float" office:value="0.44758064516129">
                <text:p>0.447580645161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715454475574592">
                <text:p>0.715454475574592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664568330661027">
                <text:p>0.664568330661027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63427784769849">
                <text:p>0.63427784769849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61908658014136">
                <text:p>0.61908658014136</text:p>
              </table:table-cell>
              <table:table-cell office:value-type="float" office:value="0.44758064516129">
                <text:p>0.4475806451612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632476710429402">
                <text:p>0.632476710429402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683111296593004">
                <text:p>0.683111296593004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668332428773246">
                <text:p>0.668332428773246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667793561469336">
                <text:p>0.667793561469336</text:p>
              </table:table-cell>
              <table:table-cell office:value-type="float" office:value="0.431451612903226">
                <text:p>0.43145161290322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649818778543777">
                <text:p>0.649818778543777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649930386170228">
                <text:p>0.649930386170228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667210798901876">
                <text:p>0.667210798901876</text:p>
              </table:table-cell>
              <table:table-cell office:value-type="float" office:value="0.463709677419355">
                <text:p>0.4637096774193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624215302936706">
                <text:p>0.624215302936706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622164820255956">
                <text:p>0.622164820255956</text:p>
              </table:table-cell>
              <table:table-cell office:value-type="float" office:value="0.479838709677419">
                <text:p>0.47983870967741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628278468683995">
                <text:p>0.628278468683995</text:p>
              </table:table-cell>
              <table:table-cell office:value-type="float" office:value="0.479838709677419">
                <text:p>0.47983870967741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62647477342251">
                <text:p>0.62647477342251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628868464164231">
                <text:p>0.628868464164231</text:p>
              </table:table-cell>
              <table:table-cell office:value-type="float" office:value="0.487903225806452">
                <text:p>0.48790322580645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645521818012278">
                <text:p>0.645521818012278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662998822289475">
                <text:p>0.662998822289475</text:p>
              </table:table-cell>
              <table:table-cell office:value-type="float" office:value="0.439516129032258">
                <text:p>0.43951612903225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648157651955935">
                <text:p>0.648157651955935</text:p>
              </table:table-cell>
              <table:table-cell office:value-type="float" office:value="0.370967741935484">
                <text:p>0.37096774193548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6590774819556">
                <text:p>0.6590774819556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637509867680814">
                <text:p>0.637509867680814</text:p>
              </table:table-cell>
              <table:table-cell office:value-type="float" office:value="0.483870967741936">
                <text:p>0.48387096774193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636261668969765">
                <text:p>0.636261668969765</text:p>
              </table:table-cell>
              <table:table-cell office:value-type="float" office:value="0.439516129032258">
                <text:p>0.43951612903225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64914663755687">
                <text:p>0.64914663755687</text:p>
              </table:table-cell>
              <table:table-cell office:value-type="float" office:value="0.508064516129032">
                <text:p>0.50806451612903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669320358249358">
                <text:p>0.669320358249358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650278562956505">
                <text:p>0.650278562956505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681366830118714">
                <text:p>0.681366830118714</text:p>
              </table:table-cell>
              <table:table-cell office:value-type="float" office:value="0.443548387096774">
                <text:p>0.44354838709677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67196995928648">
                <text:p>0.67196995928648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695765119214631">
                <text:p>0.695765119214631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654386568499216">
                <text:p>0.6543865684992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644702332126155">
                <text:p>0.644702332126155</text:p>
              </table:table-cell>
              <table:table-cell office:value-type="float" office:value="0.439516129032258">
                <text:p>0.43951612903225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640438608909217">
                <text:p>0.640438608909217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638169992925443">
                <text:p>0.638169992925443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67410077335069">
                <text:p>0.67410077335069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655659277065427">
                <text:p>0.655659277065427</text:p>
              </table:table-cell>
              <table:table-cell office:value-type="float" office:value="0.44758064516129">
                <text:p>0.4475806451612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663461349435118">
                <text:p>0.663461349435118</text:p>
              </table:table-cell>
              <table:table-cell office:value-type="float" office:value="0.431451612903226">
                <text:p>0.43145161290322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706490839642136">
                <text:p>0.706490839642136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716549141156052">
                <text:p>0.716549141156052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725094304902504">
                <text:p>0.725094304902504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727845124209563">
                <text:p>0.727845124209563</text:p>
              </table:table-cell>
              <table:table-cell office:value-type="float" office:value="0.44758064516129">
                <text:p>0.4475806451612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672772401405947">
                <text:p>0.672772401405947</text:p>
              </table:table-cell>
              <table:table-cell office:value-type="float" office:value="0.495967741935484">
                <text:p>0.49596774193548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626331530390866">
                <text:p>0.626331530390866</text:p>
              </table:table-cell>
              <table:table-cell office:value-type="float" office:value="0.44758064516129">
                <text:p>0.4475806451612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645641971056009">
                <text:p>0.645641971056009</text:p>
              </table:table-cell>
              <table:table-cell office:value-type="float" office:value="0.483870967741936">
                <text:p>0.48387096774193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614178241573481">
                <text:p>0.614178241573481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604384716258052">
                <text:p>0.604384716258052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617282221070637">
                <text:p>0.617282221070637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661218477150706">
                <text:p>0.661218477150706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648710231177201">
                <text:p>0.648710231177201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626316281606808">
                <text:p>0.626316281606808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626057555256722">
                <text:p>0.626057555256722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639109220185032">
                <text:p>0.639109220185032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682183554875224">
                <text:p>0.682183554875224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655947594449395">
                <text:p>0.655947594449395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611881414763616">
                <text:p>0.611881414763616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620270775341924">
                <text:p>0.620270775341924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651645884289898">
                <text:p>0.651645884289898</text:p>
              </table:table-cell>
              <table:table-cell office:value-type="float" office:value="0.443548387096774">
                <text:p>0.44354838709677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605068106913857">
                <text:p>0.605068106913857</text:p>
              </table:table-cell>
              <table:table-cell office:value-type="float" office:value="0.487903225806452">
                <text:p>0.48790322580645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66451245011904">
                <text:p>0.66451245011904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669141192321288">
                <text:p>0.669141192321288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701072041967622">
                <text:p>0.701072041967622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667834426432753">
                <text:p>0.667834426432753</text:p>
              </table:table-cell>
              <table:table-cell office:value-type="float" office:value="0.463709677419355">
                <text:p>0.46370967741935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686257436341649">
                <text:p>0.686257436341649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690317267905482">
                <text:p>0.690317267905482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661992793258855">
                <text:p>0.661992793258855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634353330712732">
                <text:p>0.634353330712732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64401862762763">
                <text:p>0.64401862762763</text:p>
              </table:table-cell>
              <table:table-cell office:value-type="float" office:value="0.443548387096774">
                <text:p>0.44354838709677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634063285150353">
                <text:p>0.634063285150353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679971709335917">
                <text:p>0.679971709335917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641589624378123">
                <text:p>0.641589624378123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625384348984099">
                <text:p>0.625384348984099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640019578376663">
                <text:p>0.640019578376663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634013034279708">
                <text:p>0.634013034279708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645214320927336">
                <text:p>0.645214320927336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652498052696506">
                <text:p>0.652498052696506</text:p>
              </table:table-cell>
              <table:table-cell office:value-type="float" office:value="0.467741935483871">
                <text:p>0.46774193548387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643640289214257">
                <text:p>0.643640289214257</text:p>
              </table:table-cell>
              <table:table-cell office:value-type="float" office:value="0.467741935483871">
                <text:p>0.46774193548387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640625060167239">
                <text:p>0.640625060167239</text:p>
              </table:table-cell>
              <table:table-cell office:value-type="float" office:value="0.463709677419355">
                <text:p>0.46370967741935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638465080362176">
                <text:p>0.638465080362176</text:p>
              </table:table-cell>
              <table:table-cell office:value-type="float" office:value="0.443548387096774">
                <text:p>0.44354838709677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627422009727794">
                <text:p>0.627422009727794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624837737779418">
                <text:p>0.624837737779418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636871057741217">
                <text:p>0.636871057741217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643105475848571">
                <text:p>0.643105475848571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649328232567815">
                <text:p>0.649328232567815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654749866090386">
                <text:p>0.654749866090386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67955570240944">
                <text:p>0.67955570240944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64719069947578">
                <text:p>0.64719069947578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624770365374662">
                <text:p>0.624770365374662</text:p>
              </table:table-cell>
              <table:table-cell office:value-type="float" office:value="0.471774193548387">
                <text:p>0.47177419354838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622552303931971">
                <text:p>0.622552303931971</text:p>
              </table:table-cell>
              <table:table-cell office:value-type="float" office:value="0.475806451612903">
                <text:p>0.47580645161290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594681844360562">
                <text:p>0.594681844360562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60612159857617">
                <text:p>0.60612159857617</text:p>
              </table:table-cell>
              <table:table-cell office:value-type="float" office:value="0.439516129032258">
                <text:p>0.43951612903225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665964108244185">
                <text:p>0.665964108244185</text:p>
              </table:table-cell>
              <table:table-cell office:value-type="float" office:value="0.471774193548387">
                <text:p>0.47177419354838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632688418509485">
                <text:p>0.632688418509485</text:p>
              </table:table-cell>
              <table:table-cell office:value-type="float" office:value="0.431451612903226">
                <text:p>0.43145161290322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631225366801586">
                <text:p>0.631225366801586</text:p>
              </table:table-cell>
              <table:table-cell office:value-type="float" office:value="0.463709677419355">
                <text:p>0.46370967741935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634623198547531">
                <text:p>0.634623198547531</text:p>
              </table:table-cell>
              <table:table-cell office:value-type="float" office:value="0.463709677419355">
                <text:p>0.4637096774193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